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color="#009900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5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0000"/>
    </style:style>
    <style:style style:name="ce6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9900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B2B2B2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B2B2B2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37">
      <style:table-cell-properties style:vertical-align="automatic" fo:background-color="#B2B2B2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ackground-color="#B2B2B2"/>
      <style:text-properties fo:color="#000000" fo:font-size="10pt" style:font-size-asian="10pt" style:font-size-complex="10pt"/>
    </style:style>
    <style:style style:name="ce15" style:family="table-cell" style:parent-style-name="Default" style:data-style-name="N36">
      <style:table-cell-properties fo:background-color="#B2B2B2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 style:data-style-name="N36"/>
    <style:style style:name="ce20" style:family="table-cell" style:parent-style-name="Default" style:data-style-name="N39"/>
    <style:style style:name="ce21" style:family="table-cell" style:parent-style-name="Default" style:data-style-name="N36">
      <style:table-cell-properties fo:background-color="#B2B2B2"/>
      <style:text-properties fo:color="#000000"/>
    </style:style>
    <style:style style:name="ce2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38">
      <style:table-cell-properties style:vertical-align="automatic" fo:wrap-option="wrap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Default" style:data-style-name="N0"/>
    <style:style style:name="ce25" style:family="table-cell" style:parent-style-name="Default" style:data-style-name="N38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Default" style:data-style-name="N39">
      <style:table-cell-properties fo:background-color="#B2B2B2"/>
      <style:text-properties fo:color="#000000"/>
    </style:style>
    <style:style style:name="ce27" style:family="table-cell" style:parent-style-name="Default" style:data-style-name="N0">
      <style:table-cell-properties fo:background-color="#B2B2B2"/>
      <style:text-properties fo:color="#000000"/>
    </style:style>
    <style:style style:name="ce28" style:family="table-cell" style:parent-style-name="Default" style:data-style-name="N37">
      <style:table-cell-properties fo:background-color="#B2B2B2"/>
      <style:text-properties fo:color="#000000"/>
    </style:style>
    <style:style style:name="ce29" style:family="table-cell" style:parent-style-name="Default" style:data-style-name="N37"/>
    <style:style style:name="ce30" style:family="table-cell" style:parent-style-name="Default" style:data-style-name="N37">
      <style:table-cell-properties style:vertical-align="automatic" fo:wrap-option="wrap" fo:background-color="#B2B2B2"/>
      <style:text-properties fo:color="#000000" fo:font-size="10pt" style:font-size-asian="10pt" style:font-size-complex="10pt"/>
    </style:style>
    <style:style style:name="ce31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9.47208333333333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825625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9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3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3"/>
        <table:table-column table:style-name="co16" table:number-columns-repeated="5" table:default-cell-style-name="ce34"/>
        <table:table-column table:style-name="co17" table:default-cell-style-name="ce19"/>
        <table:table-column table:style-name="co18" table:number-columns-repeated="1004" table:default-cell-style-name="ce19"/>
        <table:table-column table:style-name="co19" table:number-columns-repeated="15359" table:default-cell-style-name="ce1"/>
        <table:table-row table:style-name="ro1">
          <table:table-cell office:value-type="string" table:style-name="ce2">
            <text:p># Lines starting with ”#” will be treated as comments.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 This file can be reloaded with the ”reload stats” console command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table:style-name="ce3"/>
          <table:table-cell office:value-type="string" table:style-name="ce3">
            <text:p>dmg reduction from</text:p>
          </table:table-cell>
          <table:table-cell table:number-columns-repeated="5" table:style-name="ce3"/>
          <table:table-cell table:style-name="ce4"/>
          <table:table-cell office:value-type="string" table:style-name="ce5">
            <text:p>missile weapons only</text:p>
          </table:table-cell>
          <table:table-cell table:number-columns-repeated="4" table:style-name="ce6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office:value-type="string" table:style-name="ce3">
            <text:p>%of dmg that will</text:p>
          </table:table-cell>
          <table:table-cell office:value-type="string" table:style-name="ce3">
            <text:p>armo is multiplied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table:style-name="ce4"/>
          <table:table-cell office:value-type="string" table:style-name="ce3">
            <text:p>minimum speed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office:value-type="string" table:style-name="ce4">
            <text:p>%bonus dmg</text:p>
          </table:table-cell>
          <table:table-cell office:value-type="string" table:style-name="ce3">
            <text:p>go through shields</text:p>
          </table:table-cell>
          <table:table-cell office:value-type="string" table:style-name="ce3">
            <text:p>with this</text:p>
          </table:table-cell>
          <table:table-cell table:number-columns-repeated="5" table:style-name="ce3"/>
          <table:table-cell table:style-name="ce4"/>
          <table:table-cell office:value-type="string" table:style-name="ce3">
            <text:p>of missiles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2">
          <table:table-cell office:value-type="string" table:style-name="ce7">
            <text:p>key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power</text:p>
          </table:table-cell>
          <table:table-cell office:value-type="string" table:style-name="ce7">
            <text:p>min_damage</text:p>
          </table:table-cell>
          <table:table-cell office:value-type="string" table:style-name="ce7">
            <text:p>max_damage</text:p>
          </table:table-cell>
          <table:table-cell office:value-type="string" table:style-name="ce7">
            <text:p>damage_per_second</text:p>
          </table:table-cell>
          <table:table-cell office:value-type="string" table:style-name="ce7">
            <text:p>shield_damage</text:p>
          </table:table-cell>
          <table:table-cell office:value-type="string" table:style-name="ce7">
            <text:p>shield_penetration</text:p>
          </table:table-cell>
          <table:table-cell office:value-type="string" table:style-name="ce8">
            <text:p>armor_penetration</text:p>
          </table:table-cell>
          <table:table-cell office:value-type="string" table:style-name="ce7">
            <text:p>min_windup</text:p>
          </table:table-cell>
          <table:table-cell office:value-type="string" table:style-name="ce7">
            <text:p>max_windup</text:p>
          </table:table-cell>
          <table:table-cell office:value-type="string" table:style-name="ce7">
            <text:p>cooldown</text:p>
          </table:table-cell>
          <table:table-cell office:value-type="string" table:style-name="ce7">
            <text:p>range</text:p>
          </table:table-cell>
          <table:table-cell office:value-type="string" table:style-name="ce7">
            <text:p>accuracy</text:p>
          </table:table-cell>
          <table:table-cell office:value-type="string" table:style-name="ce9">
            <text:p>tracking</text:p>
          </table:table-cell>
          <table:table-cell office:value-type="string" table:style-name="ce7">
            <text:p>missile_speed</text:p>
          </table:table-cell>
          <table:table-cell office:value-type="string" table:style-name="ce7">
            <text:p>missile_evasion</text:p>
          </table:table-cell>
          <table:table-cell office:value-type="string" table:style-name="ce7">
            <text:p>missile_health</text:p>
          </table:table-cell>
          <table:table-cell office:value-type="string" table:style-name="ce7">
            <text:p>missile_armor</text:p>
          </table:table-cell>
          <table:table-cell office:value-type="string" table:style-name="ce7">
            <text:p>missile_shield</text:p>
          </table:table-cell>
          <table:table-cell office:value-type="string" table:style-name="ce7">
            <text:p>end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1">
            <text:p># Las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15"/>
        </table:table-row>
        <table:table-row table:style-name="ro1">
          <table:table-cell office:value-type="string" table:style-name="ce7">
            <text:p>SMALL_RED_LASER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1.8" table:formula="of:=(([.D8]+[.E8])/2) / ((([.J8]+[.K8])/2+[.L8])/10) * [.N8]" table:style-name="ce16">
            <text:p>1.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RED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3.5133333333333336" table:formula="of:=(([.D9]+[.E9])/2) / ((([.J9]+[.K9])/2+[.L9])/10) * [.N9]" table:style-name="ce16">
            <text:p>3.51333333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RED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7.2533333333333339" table:formula="of:=(([.D10]+[.E10])/2) / ((([.J10]+[.K10])/2+[.L10])/10) * [.N10]" table:style-name="ce16">
            <text:p>7.25333333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BLUE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11.00</text:p>
          </table:table-cell>
          <table:table-cell office:value-type="float" office:value="2.04" table:formula="of:=(([.D11]+[.E11])/2) / ((([.J11]+[.K11])/2+[.L11])/10) * [.N11]" table:style-name="ce16">
            <text:p>2.0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BLU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2.00</text:p>
          </table:table-cell>
          <table:table-cell office:value-type="float" office:value="4.1933333333333334" table:formula="of:=(([.D12]+[.E12])/2) / ((([.J12]+[.K12])/2+[.L12])/10) * [.N12]" table:style-name="ce16">
            <text:p>4.19333333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BLUE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32.00</text:p>
          </table:table-cell>
          <table:table-cell office:value-type="string" table:style-name="ce16">
            <text:p>48.00</text:p>
          </table:table-cell>
          <table:table-cell office:value-type="float" office:value="8.5333333333333332" table:formula="of:=(([.D13]+[.E13])/2) / ((([.J13]+[.K13])/2+[.L13])/10) * [.N13]" table:style-name="ce16">
            <text:p>8.53333333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style-name="ce19"/>
          <table:table-cell table:style-name="ce20"/>
          <table:table-cell table:number-columns-repeated="16361"/>
        </table:table-row>
        <table:table-row table:style-name="ro1">
          <table:table-cell office:value-type="string" table:style-name="ce7">
            <text:p>SMALL_UV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2.4" table:formula="of:=(([.D14]+[.E14])/2) / ((([.J14]+[.K14])/2+[.L14])/10) * [.N14]" table:style-name="ce16">
            <text:p>2.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UV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26.00</text:p>
          </table:table-cell>
          <table:table-cell office:value-type="float" office:value="4.76" table:formula="of:=(([.D15]+[.E15])/2) / ((([.J15]+[.K15])/2+[.L15])/10) * [.N15]" table:style-name="ce16">
            <text:p>4.7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UV_LASER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56.00</text:p>
          </table:table-cell>
          <table:table-cell office:value-type="float" office:value="9.706666666666667" table:formula="of:=(([.D16]+[.E16])/2) / ((([.J16]+[.K16])/2+[.L16])/10) * [.N16]" table:style-name="ce16">
            <text:p>9.70666666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XRAY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3.00</text:p>
          </table:table-cell>
          <table:table-cell office:value-type="float" office:value="2.6399999999999997" table:formula="of:=(([.D17]+[.E17])/2) / ((([.J17]+[.K17])/2+[.L17])/10) * [.N17]" table:style-name="ce16">
            <text:p>2.6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XRAY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30.00</text:p>
          </table:table-cell>
          <table:table-cell office:value-type="float" office:value="5.44" table:formula="of:=(([.D18]+[.E18])/2) / ((([.J18]+[.K18])/2+[.L18])/10) * [.N18]" table:style-name="ce16">
            <text:p>5.4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XRAY_LASER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9.00</text:p>
          </table:table-cell>
          <table:table-cell office:value-type="string" table:style-name="ce16">
            <text:p>63.00</text:p>
          </table:table-cell>
          <table:table-cell office:value-type="float" office:value="10.88" table:formula="of:=(([.D19]+[.E19])/2) / ((([.J19]+[.K19])/2+[.L19])/10) * [.N19]" table:style-name="ce16">
            <text:p>10.8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GAMMA_LASER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4.00</text:p>
          </table:table-cell>
          <table:table-cell office:value-type="float" office:value="3" table:formula="of:=(([.D20]+[.E20])/2) / ((([.J20]+[.K20])/2+[.L20])/10) * [.N20]" table:style-name="ce16">
            <text:p>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GAMMA_LASER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3.00</text:p>
          </table:table-cell>
          <table:table-cell office:value-type="float" office:value="5.8933333333333335" table:formula="of:=(([.D21]+[.E21])/2) / ((([.J21]+[.K21])/2+[.L21])/10) * [.N21]" table:style-name="ce16">
            <text:p>5.89333333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GAMMA_LASER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71.00</text:p>
          </table:table-cell>
          <table:table-cell office:value-type="float" office:value="12.053333333333335" table:formula="of:=(([.D22]+[.E22])/2) / ((([.J22]+[.K22])/2+[.L22])/10) * [.N22]" table:style-name="ce16">
            <text:p>12.0533333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1.8" table:formula="of:=(([.D24]+[.E24])/2) / ((([.J24]+[.K24])/2+[.L24])/10) * [.N24]" table:style-name="ce16">
            <text:p>1.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3.5133333333333336" table:formula="of:=(([.D25]+[.E25])/2) / ((([.J25]+[.K25])/2+[.L25])/10) * [.N25]" table:style-name="ce16">
            <text:p>3.51333333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1.00</text:p>
          </table:table-cell>
          <table:table-cell office:value-type="float" office:value="7.0400000000000009" table:formula="of:=(([.D26]+[.E26])/2) / ((([.J26]+[.K26])/2+[.L26])/10) * [.N26]" table:style-name="ce16">
            <text:p>7.0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nergy Lance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ENERGY_LANCE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44.00</text:p>
          </table:table-cell>
          <table:table-cell office:value-type="string" table:style-name="ce16">
            <text:p>273.00</text:p>
          </table:table-cell>
          <table:table-cell office:value-type="float" office:value="20.025423728813557" table:formula="of:=(([.D28]+[.E28])/2) / ((([.J28]+[.K28])/2+[.L28])/10) * [.N28]" table:style-name="ce16">
            <text:p>20.02542373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ENERGY_LANCE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69.00</text:p>
          </table:table-cell>
          <table:table-cell office:value-type="string" table:style-name="ce16">
            <text:p>331.00</text:p>
          </table:table-cell>
          <table:table-cell office:value-type="float" office:value="24.011299435028249" table:formula="of:=(([.D29]+[.E29])/2) / ((([.J29]+[.K29])/2+[.L29])/10) * [.N29]" table:style-name="ce16">
            <text:p>24.01129944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Titan Las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TITAN_LASER</text:p>
          </table:table-cell>
          <table:table-cell office:value-type="string" table:style-name="ce16">
            <text:p>300.00</text:p>
          </table:table-cell>
          <table:table-cell office:value-type="string" table:style-name="ce16">
            <text:p>-300.00</text:p>
          </table:table-cell>
          <table:table-cell office:value-type="string" table:style-name="ce16">
            <text:p>4000.00</text:p>
          </table:table-cell>
          <table:table-cell office:value-type="string" table:style-name="ce16">
            <text:p>6000.00</text:p>
          </table:table-cell>
          <table:table-cell office:value-type="float" office:value="195.40229885057471" table:formula="of:=(([.D31]+[.E31])/2) / ((([.J31]+[.K31])/2+[.L31])/10) * [.N31]" table:style-name="ce16">
            <text:p>195.4022989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1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Plasma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PLASMA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float" office:value="2.1494252873563218" table:formula="of:=(([.D33]+[.E33])/2) / ((([.J33]+[.K33])/2+[.L33])/10) * [.N33]" table:style-name="ce16">
            <text:p>2.14942528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float" office:value="4.1379310344827589" table:formula="of:=(([.D34]+[.E34])/2) / ((([.J34]+[.K34])/2+[.L34])/10) * [.N34]" table:style-name="ce16">
            <text:p>4.13793103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0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1.00</text:p>
          </table:table-cell>
          <table:table-cell office:value-type="float" office:value="8.2758620689655178" table:formula="of:=(([.D35]+[.E35])/2) / ((([.J35]+[.K35])/2+[.L35])/10) * [.N35]" table:style-name="ce16">
            <text:p>8.275862069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7.00</text:p>
          </table:table-cell>
          <table:table-cell office:value-type="float" office:value="2.5402298850574714" table:formula="of:=(([.D36]+[.E36])/2) / ((([.J36]+[.K36])/2+[.L36])/10) * [.N36]" table:style-name="ce16">
            <text:p>2.54022988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1.00</text:p>
          </table:table-cell>
          <table:table-cell office:value-type="float" office:value="4.8735632183908058" table:formula="of:=(([.D37]+[.E37])/2) / ((([.J37]+[.K37])/2+[.L37])/10) * [.N37]" table:style-name="ce16">
            <text:p>4.87356321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0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69.00</text:p>
          </table:table-cell>
          <table:table-cell office:value-type="float" office:value="9.8275862068965516" table:formula="of:=(([.D38]+[.E38])/2) / ((([.J38]+[.K38])/2+[.L38])/10) * [.N38]" table:style-name="ce16">
            <text:p>9.82758620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9.00</text:p>
          </table:table-cell>
          <table:table-cell office:value-type="float" office:value="2.931034482758621" table:formula="of:=(([.D39]+[.E39])/2) / ((([.J39]+[.K39])/2+[.L39])/10) * [.N39]" table:style-name="ce16">
            <text:p>2.93103448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4.00</text:p>
          </table:table-cell>
          <table:table-cell office:value-type="string" table:style-name="ce16">
            <text:p>38.00</text:p>
          </table:table-cell>
          <table:table-cell office:value-type="float" office:value="5.7011494252873574" table:formula="of:=(([.D40]+[.E40])/2) / ((([.J40]+[.K40])/2+[.L40])/10) * [.N40]" table:style-name="ce16">
            <text:p>5.70114942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0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8.00</text:p>
          </table:table-cell>
          <table:table-cell office:value-type="string" table:style-name="ce16">
            <text:p>83.00</text:p>
          </table:table-cell>
          <table:table-cell office:value-type="float" office:value="11.293103448275863" table:formula="of:=(([.D41]+[.E41])/2) / ((([.J41]+[.K41])/2+[.L41])/10) * [.N41]" table:style-name="ce16">
            <text:p>11.2931034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rc Emitt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ARC_EMITTE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float" office:value="10.755813953488373" table:formula="of:=(([.D43]+[.E43])/2) / ((([.J43]+[.K43])/2+[.L43])/10) * [.N43]" table:style-name="ce16">
            <text:p>10.7558139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ARC_EMITTE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1.00</text:p>
          </table:table-cell>
          <table:table-cell office:value-type="float" office:value="12.906976744186046" table:formula="of:=(([.D44]+[.E44])/2) / ((([.J44]+[.K44])/2+[.L44])/10) * [.N44]" table:style-name="ce16">
            <text:p>12.9069767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Disrupto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DISRUPTOR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8.00</text:p>
          </table:table-cell>
          <table:table-cell office:value-type="float" office:value="1.5" table:formula="of:=(([.D46]+[.E46])/2) / ((([.J46]+[.K46])/2+[.L46])/10) * [.N46]" table:style-name="ce16">
            <text:p>1.5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8.00</text:p>
          </table:table-cell>
          <table:table-cell office:value-type="float" office:value="3.0694444444444442" table:formula="of:=(([.D47]+[.E47])/2) / ((([.J47]+[.K47])/2+[.L47])/10) * [.N47]" table:style-name="ce16">
            <text:p>3.069444444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5.00</text:p>
          </table:table-cell>
          <table:table-cell office:value-type="float" office:value="6" table:formula="of:=(([.D48]+[.E48])/2) / ((([.J48]+[.K48])/2+[.L48])/10) * [.N48]" table:style-name="ce16">
            <text:p>6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1.8750000000000002" table:formula="of:=(([.D49]+[.E49])/2) / ((([.J49]+[.K49])/2+[.L49])/10) * [.N49]" table:style-name="ce16">
            <text:p>1.875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2.00</text:p>
          </table:table-cell>
          <table:table-cell office:value-type="float" office:value="3.7777777777777777" table:formula="of:=(([.D50]+[.E50])/2) / ((([.J50]+[.K50])/2+[.L50])/10) * [.N50]" table:style-name="ce16">
            <text:p>3.777777778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45.00</text:p>
          </table:table-cell>
          <table:table-cell office:value-type="float" office:value="7.5555555555555562" table:formula="of:=(([.D51]+[.E51])/2) / ((([.J51]+[.K51])/2+[.L51])/10) * [.N51]" table:style-name="ce16">
            <text:p>7.555555556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12.00</text:p>
          </table:table-cell>
          <table:table-cell office:value-type="float" office:value="2.25" table:formula="of:=(([.D52]+[.E52])/2) / ((([.J52]+[.K52])/2+[.L52])/10) * [.N52]" table:style-name="ce16">
            <text:p>2.25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26.00</text:p>
          </table:table-cell>
          <table:table-cell office:value-type="float" office:value="4.4861111111111107" table:formula="of:=(([.D53]+[.E53])/2) / ((([.J53]+[.K53])/2+[.L53])/10) * [.N53]" table:style-name="ce16">
            <text:p>4.486111111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27.00</text:p>
          </table:table-cell>
          <table:table-cell office:value-type="string" table:style-name="ce16">
            <text:p>54.00</text:p>
          </table:table-cell>
          <table:table-cell office:value-type="float" office:value="9" table:formula="of:=(([.D54]+[.E54])/2) / ((([.J54]+[.K54])/2+[.L54])/10) * [.N54]" table:style-name="ce16">
            <text:p>9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ass Driv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22">
            <text:p>SMALL_MASS_DRIVER_1</text:p>
          </table:table-cell>
          <table:table-cell office:value-type="string" table:style-name="ce22">
            <text:p>2.50</text:p>
          </table:table-cell>
          <table:table-cell office:value-type="string" table:style-name="ce22">
            <text:p>-2.50</text:p>
          </table:table-cell>
          <table:table-cell office:value-type="string" table:style-name="ce22">
            <text:p>4.00</text:p>
          </table:table-cell>
          <table:table-cell office:value-type="string" table:style-name="ce22">
            <text:p>17.00</text:p>
          </table:table-cell>
          <table:table-cell office:value-type="float" office:value="2.2800000000000002" table:formula="of:=(([.D56]+[.E56])/2) / ((([.J56]+[.K56])/2+[.L56])/10) * [.N56]" table:style-name="ce16">
            <text:p>2.28</text:p>
          </table:table-cell>
          <table:table-cell office:value-type="string" table:style-name="ce22">
            <text:p>1.33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MASS_DRIVER_1</text:p>
          </table:table-cell>
          <table:table-cell office:value-type="string" table:style-name="ce22">
            <text:p>5.00</text:p>
          </table:table-cell>
          <table:table-cell office:value-type="string" table:style-name="ce22">
            <text:p>-5.00</text:p>
          </table:table-cell>
          <table:table-cell office:value-type="string" table:style-name="ce22">
            <text:p>8.00</text:p>
          </table:table-cell>
          <table:table-cell office:value-type="string" table:style-name="ce22">
            <text:p>36.00</text:p>
          </table:table-cell>
          <table:table-cell office:value-type="float" office:value="4.5257142857142858" table:formula="of:=(([.D57]+[.E57])/2) / ((([.J57]+[.K57])/2+[.L57])/10) * [.N57]" table:style-name="ce16">
            <text:p>4.525714286</text:p>
          </table:table-cell>
          <table:table-cell office:value-type="float" office:value="1.66" table:style-name="ce22">
            <text:p>1.66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MASS_DRIVER_1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21.00</text:p>
          </table:table-cell>
          <table:table-cell office:value-type="string" table:style-name="ce22">
            <text:p>74.00</text:p>
          </table:table-cell>
          <table:table-cell office:value-type="float" office:value="9.0928571428571434" table:formula="of:=(([.D58]+[.E58])/2) / ((([.J58]+[.K58])/2+[.L58])/10) * [.N58]" table:style-name="ce16">
            <text:p>9.092857143</text:p>
          </table:table-cell>
          <table:table-cell office:value-type="float" office:value="2" table:style-name="ce22">
            <text:p>2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MASS_DRIVER_2</text:p>
          </table:table-cell>
          <table:table-cell office:value-type="string" table:style-name="ce22">
            <text:p>5.00</text:p>
          </table:table-cell>
          <table:table-cell office:value-type="string" table:style-name="ce22">
            <text:p>-5.00</text:p>
          </table:table-cell>
          <table:table-cell office:value-type="string" table:style-name="ce22">
            <text:p>5.00</text:p>
          </table:table-cell>
          <table:table-cell office:value-type="string" table:style-name="ce22">
            <text:p>19.00</text:p>
          </table:table-cell>
          <table:table-cell office:value-type="float" office:value="2.6057142857142854" table:formula="of:=(([.D59]+[.E59])/2) / ((([.J59]+[.K59])/2+[.L59])/10) * [.N59]" table:style-name="ce16">
            <text:p>2.605714286</text:p>
          </table:table-cell>
          <table:table-cell office:value-type="string" table:style-name="ce22">
            <text:p>1.33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MASS_DRIVER_2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11.00</text:p>
          </table:table-cell>
          <table:table-cell office:value-type="string" table:style-name="ce22">
            <text:p>39.00</text:p>
          </table:table-cell>
          <table:table-cell office:value-type="float" office:value="5.1428571428571432" table:formula="of:=(([.D60]+[.E60])/2) / ((([.J60]+[.K60])/2+[.L60])/10) * [.N60]" table:style-name="ce16">
            <text:p>5.142857143</text:p>
          </table:table-cell>
          <table:table-cell office:value-type="float" office:value="1.66" table:style-name="ce22">
            <text:p>1.66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MASS_DRIVER_2</text:p>
          </table:table-cell>
          <table:table-cell office:value-type="string" table:style-name="ce22">
            <text:p>20.00</text:p>
          </table:table-cell>
          <table:table-cell office:value-type="string" table:style-name="ce22">
            <text:p>-20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84.00</text:p>
          </table:table-cell>
          <table:table-cell office:value-type="float" office:value="10.432857142857143" table:formula="of:=(([.D61]+[.E61])/2) / ((([.J61]+[.K61])/2+[.L61])/10) * [.N61]" table:style-name="ce16">
            <text:p>10.43285714</text:p>
          </table:table-cell>
          <table:table-cell office:value-type="float" office:value="2" table:style-name="ce22">
            <text:p>2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MASS_DRIVER_3</text:p>
          </table:table-cell>
          <table:table-cell office:value-type="string" table:style-name="ce22">
            <text:p>7.50</text:p>
          </table:table-cell>
          <table:table-cell office:value-type="string" table:style-name="ce22">
            <text:p>-7.50</text:p>
          </table:table-cell>
          <table:table-cell office:value-type="string" table:style-name="ce22">
            <text:p>6.00</text:p>
          </table:table-cell>
          <table:table-cell office:value-type="string" table:style-name="ce22">
            <text:p>21.00</text:p>
          </table:table-cell>
          <table:table-cell office:value-type="float" office:value="2.9314285714285715" table:formula="of:=(([.D62]+[.E62])/2) / ((([.J62]+[.K62])/2+[.L62])/10) * [.N62]" table:style-name="ce16">
            <text:p>2.931428571</text:p>
          </table:table-cell>
          <table:table-cell office:value-type="string" table:style-name="ce22">
            <text:p>1.34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MASS_DRIVER_3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-15.00</text:p>
          </table:table-cell>
          <table:table-cell office:value-type="string" table:style-name="ce22">
            <text:p>13.00</text:p>
          </table:table-cell>
          <table:table-cell office:value-type="string" table:style-name="ce22">
            <text:p>44.00</text:p>
          </table:table-cell>
          <table:table-cell office:value-type="float" office:value="5.8628571428571421" table:formula="of:=(([.D63]+[.E63])/2) / ((([.J63]+[.K63])/2+[.L63])/10) * [.N63]" table:style-name="ce16">
            <text:p>5.862857143</text:p>
          </table:table-cell>
          <table:table-cell office:value-type="float" office:value="2.34" table:style-name="ce22">
            <text:p>2.34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MASS_DRIVER_3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-30.00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92.00</text:p>
          </table:table-cell>
          <table:table-cell office:value-type="float" office:value="11.677142857142856" table:formula="of:=(([.D64]+[.E64])/2) / ((([.J64]+[.K64])/2+[.L64])/10) * [.N64]" table:style-name="ce16">
            <text:p>11.67714286</text:p>
          </table:table-cell>
          <table:table-cell office:value-type="float" office:value="2.68" table:style-name="ce22">
            <text:p>2.68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MASS_DRIVER_4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7.00</text:p>
          </table:table-cell>
          <table:table-cell office:value-type="string" table:style-name="ce22">
            <text:p>23.00</text:p>
          </table:table-cell>
          <table:table-cell office:value-type="float" office:value="3.2571428571428571" table:formula="of:=(([.D65]+[.E65])/2) / ((([.J65]+[.K65])/2+[.L65])/10) * [.N65]" table:style-name="ce16">
            <text:p>3.257142857</text:p>
          </table:table-cell>
          <table:table-cell office:value-type="string" table:style-name="ce22">
            <text:p>1.35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MASS_DRIVER_4</text:p>
          </table:table-cell>
          <table:table-cell office:value-type="string" table:style-name="ce22">
            <text:p>20.00</text:p>
          </table:table-cell>
          <table:table-cell office:value-type="string" table:style-name="ce22">
            <text:p>-20.00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49.00</text:p>
          </table:table-cell>
          <table:table-cell office:value-type="float" office:value="6.5828571428571419" table:formula="of:=(([.D66]+[.E66])/2) / ((([.J66]+[.K66])/2+[.L66])/10) * [.N66]" table:style-name="ce16">
            <text:p>6.582857143</text:p>
          </table:table-cell>
          <table:table-cell office:value-type="float" office:value="3.02" table:style-name="ce22">
            <text:p>3.02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MASS_DRIVER_4</text:p>
          </table:table-cell>
          <table:table-cell office:value-type="string" table:style-name="ce22">
            <text:p>40.00</text:p>
          </table:table-cell>
          <table:table-cell office:value-type="string" table:style-name="ce22">
            <text:p>-40.00</text:p>
          </table:table-cell>
          <table:table-cell office:value-type="string" table:style-name="ce22">
            <text:p>36.00</text:p>
          </table:table-cell>
          <table:table-cell office:value-type="string" table:style-name="ce22">
            <text:p>100.00</text:p>
          </table:table-cell>
          <table:table-cell office:value-type="float" office:value="13.017142857142856" table:formula="of:=(([.D67]+[.E67])/2) / ((([.J67]+[.K67])/2+[.L67])/10) * [.N67]" table:style-name="ce16">
            <text:p>13.01714286</text:p>
          </table:table-cell>
          <table:table-cell office:value-type="float" office:value="3.36" table:style-name="ce22">
            <text:p>3.36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MASS_DRIVER_5</text:p>
          </table:table-cell>
          <table:table-cell office:value-type="string" table:style-name="ce22">
            <text:p>12.50</text:p>
          </table:table-cell>
          <table:table-cell office:value-type="string" table:style-name="ce22">
            <text:p>-12.50</text:p>
          </table:table-cell>
          <table:table-cell office:value-type="string" table:style-name="ce22">
            <text:p>8.00</text:p>
          </table:table-cell>
          <table:table-cell office:value-type="string" table:style-name="ce22">
            <text:p>25.00</text:p>
          </table:table-cell>
          <table:table-cell office:value-type="float" office:value="3.5828571428571432" table:formula="of:=(([.D68]+[.E68])/2) / ((([.J68]+[.K68])/2+[.L68])/10) * [.N68]" table:style-name="ce16">
            <text:p>3.582857143</text:p>
          </table:table-cell>
          <table:table-cell office:value-type="string" table:style-name="ce22">
            <text:p>1.36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MASS_DRIVER_5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-25.00</text:p>
          </table:table-cell>
          <table:table-cell office:value-type="string" table:style-name="ce22">
            <text:p>17.00</text:p>
          </table:table-cell>
          <table:table-cell office:value-type="string" table:style-name="ce22">
            <text:p>53.00</text:p>
          </table:table-cell>
          <table:table-cell office:value-type="float" office:value="7.1999999999999993" table:formula="of:=(([.D69]+[.E69])/2) / ((([.J69]+[.K69])/2+[.L69])/10) * [.N69]" table:style-name="ce16">
            <text:p>7.2</text:p>
          </table:table-cell>
          <table:table-cell office:value-type="float" office:value="3.7" table:style-name="ce22">
            <text:p>3.7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MASS_DRIVER_5</text:p>
          </table:table-cell>
          <table:table-cell office:value-type="string" table:style-name="ce22">
            <text:p>50.00</text:p>
          </table:table-cell>
          <table:table-cell office:value-type="string" table:style-name="ce22">
            <text:p>-50.00</text:p>
          </table:table-cell>
          <table:table-cell office:value-type="string" table:style-name="ce22">
            <text:p>41.00</text:p>
          </table:table-cell>
          <table:table-cell office:value-type="string" table:style-name="ce22">
            <text:p>109.00</text:p>
          </table:table-cell>
          <table:table-cell office:value-type="float" office:value="14.357142857142858" table:formula="of:=(([.D70]+[.E70])/2) / ((([.J70]+[.K70])/2+[.L70])/10) * [.N70]" table:style-name="ce16">
            <text:p>14.35714286</text:p>
          </table:table-cell>
          <table:table-cell office:value-type="float" office:value="4.04" table:style-name="ce22">
            <text:p>4.04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2.4300000000000002" table:formula="of:=(([.D72]+[.E72])/2) / ((([.J72]+[.K72])/2+[.L72])/10) * [.N72]" table:style-name="ce16">
            <text:p>2.4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81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4.84" table:formula="of:=(([.D73]+[.E73])/2) / ((([.J73]+[.K73])/2+[.L73])/10) * [.N73]" table:style-name="ce16">
            <text:p>4.84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7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9.7714285714285705" table:formula="of:=(([.D74]+[.E74])/2) / ((([.J74]+[.K74])/2+[.L74])/10) * [.N74]" table:style-name="ce16">
            <text:p>9.77142857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72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Kinetic Artillery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KINETIC_ARTILLERY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106.00</text:p>
          </table:table-cell>
          <table:table-cell office:value-type="string" table:style-name="ce16">
            <text:p>218.00</text:p>
          </table:table-cell>
          <table:table-cell office:value-type="float" office:value="14.174999999999999" table:formula="of:=(([.D76]+[.E76])/2) / ((([.J76]+[.K76])/2+[.L76])/10) * [.N76]" table:style-name="ce16">
            <text:p>14.17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KINETIC_ARTILLERY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239.00</text:p>
          </table:table-cell>
          <table:table-cell office:value-type="float" office:value="15.749999999999998" table:formula="of:=(([.D77]+[.E77])/2) / ((([.J77]+[.K77])/2+[.L77])/10) * [.N77]" table:style-name="ce16">
            <text:p>15.7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utocannon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22">
            <text:p>SMALL_AUTOCANNON_1</text:p>
          </table:table-cell>
          <table:table-cell office:value-type="string" table:style-name="ce22">
            <text:p>5.00</text:p>
          </table:table-cell>
          <table:table-cell office:value-type="string" table:style-name="ce22">
            <text:p>-5.00</text:p>
          </table:table-cell>
          <table:table-cell office:value-type="string" table:style-name="ce22">
            <text:p>3.00</text:p>
          </table:table-cell>
          <table:table-cell office:value-type="string" table:style-name="ce22">
            <text:p>15.00</text:p>
          </table:table-cell>
          <table:table-cell office:value-type="float" office:value="3.140425531914893" table:formula="of:=(([.D79]+[.E79])/2) / ((([.J79]+[.K79])/2+[.L79])/10) * [.N79]" table:style-name="ce16">
            <text:p>3.140425532</text:p>
          </table:table-cell>
          <table:table-cell office:value-type="string" table:style-name="ce23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AUTOCANNON_1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6.00</text:p>
          </table:table-cell>
          <table:table-cell office:value-type="string" table:style-name="ce22">
            <text:p>31.00</text:p>
          </table:table-cell>
          <table:table-cell office:value-type="float" office:value="6.2978723404255321" table:formula="of:=(([.D80]+[.E80])/2) / ((([.J80]+[.K80])/2+[.L80])/10) * [.N80]" table:style-name="ce16">
            <text:p>6.29787234</text:p>
          </table:table-cell>
          <table:table-cell office:value-type="string" table:style-name="ce23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0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AUTOCANNON_1</text:p>
          </table:table-cell>
          <table:table-cell office:value-type="string" table:style-name="ce22">
            <text:p>20.00</text:p>
          </table:table-cell>
          <table:table-cell office:value-type="string" table:style-name="ce22">
            <text:p>-20.00</text:p>
          </table:table-cell>
          <table:table-cell office:value-type="string" table:style-name="ce22">
            <text:p>16.00</text:p>
          </table:table-cell>
          <table:table-cell office:value-type="string" table:style-name="ce22">
            <text:p>66.00</text:p>
          </table:table-cell>
          <table:table-cell office:value-type="float" office:value="13.085106382978724" table:formula="of:=(([.D81]+[.E81])/2) / ((([.J81]+[.K81])/2+[.L81])/10) * [.N81]" table:style-name="ce16">
            <text:p>13.08510638</text:p>
          </table:table-cell>
          <table:table-cell office:value-type="string" table:style-name="ce23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AUTOCANNON_2</text:p>
          </table:table-cell>
          <table:table-cell office:value-type="string" table:style-name="ce22">
            <text:p>7.50</text:p>
          </table:table-cell>
          <table:table-cell office:value-type="string" table:style-name="ce22">
            <text:p>-7.50</text:p>
          </table:table-cell>
          <table:table-cell office:value-type="string" table:style-name="ce22">
            <text:p>4.00</text:p>
          </table:table-cell>
          <table:table-cell office:value-type="string" table:style-name="ce22">
            <text:p>16.00</text:p>
          </table:table-cell>
          <table:table-cell office:value-type="float" office:value="3.5319148936170208" table:formula="of:=(([.D82]+[.E82])/2) / ((([.J82]+[.K82])/2+[.L82])/10) * [.N82]" table:style-name="ce16">
            <text:p>3.531914894</text:p>
          </table:table-cell>
          <table:table-cell office:value-type="string" table:style-name="ce23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3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AUTOCANNON_2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-15.00</text:p>
          </table:table-cell>
          <table:table-cell office:value-type="string" table:style-name="ce22">
            <text:p>8.00</text:p>
          </table:table-cell>
          <table:table-cell office:value-type="string" table:style-name="ce22">
            <text:p>33.00</text:p>
          </table:table-cell>
          <table:table-cell office:value-type="float" office:value="7.0659574468085111" table:formula="of:=(([.D83]+[.E83])/2) / ((([.J83]+[.K83])/2+[.L83])/10) * [.N83]" table:style-name="ce16">
            <text:p>7.065957447</text:p>
          </table:table-cell>
          <table:table-cell office:value-type="string" table:style-name="ce23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1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AUTOCANNON_2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-30.00</text:p>
          </table:table-cell>
          <table:table-cell office:value-type="string" table:style-name="ce22">
            <text:p>21.00</text:p>
          </table:table-cell>
          <table:table-cell office:value-type="string" table:style-name="ce22">
            <text:p>67.00</text:p>
          </table:table-cell>
          <table:table-cell office:value-type="float" office:value="14.229787234042554" table:formula="of:=(([.D84]+[.E84])/2) / ((([.J84]+[.K84])/2+[.L84])/10) * [.N84]" table:style-name="ce16">
            <text:p>14.22978723</text:p>
          </table:table-cell>
          <table:table-cell office:value-type="string" table:style-name="ce23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6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AUTOCANNON_3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5.00</text:p>
          </table:table-cell>
          <table:table-cell office:value-type="string" table:style-name="ce22">
            <text:p>17.00</text:p>
          </table:table-cell>
          <table:table-cell office:value-type="float" office:value="3.9319148936170212" table:formula="of:=(([.D85]+[.E85])/2) / ((([.J85]+[.K85])/2+[.L85])/10) * [.N85]" table:style-name="ce16">
            <text:p>3.931914894</text:p>
          </table:table-cell>
          <table:table-cell office:value-type="string" table:style-name="ce23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4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AUTOCANNON_3</text:p>
          </table:table-cell>
          <table:table-cell office:value-type="string" table:style-name="ce22">
            <text:p>20.00</text:p>
          </table:table-cell>
          <table:table-cell office:value-type="string" table:style-name="ce22">
            <text:p>-20.00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35.00</text:p>
          </table:table-cell>
          <table:table-cell office:value-type="float" office:value="7.8510638297872326" table:formula="of:=(([.D86]+[.E86])/2) / ((([.J86]+[.K86])/2+[.L86])/10) * [.N86]" table:style-name="ce16">
            <text:p>7.85106383</text:p>
          </table:table-cell>
          <table:table-cell office:value-type="string" table:style-name="ce23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AUTOCANNON_3</text:p>
          </table:table-cell>
          <table:table-cell office:value-type="string" table:style-name="ce22">
            <text:p>40.00</text:p>
          </table:table-cell>
          <table:table-cell office:value-type="string" table:style-name="ce22">
            <text:p>-40.00</text:p>
          </table:table-cell>
          <table:table-cell office:value-type="string" table:style-name="ce22">
            <text:p>26.00</text:p>
          </table:table-cell>
          <table:table-cell office:value-type="string" table:style-name="ce22">
            <text:p>70.00</text:p>
          </table:table-cell>
          <table:table-cell office:value-type="float" office:value="15.727659574468083" table:formula="of:=(([.D87]+[.E87])/2) / ((([.J87]+[.K87])/2+[.L87])/10) * [.N87]" table:style-name="ce16">
            <text:p>15.72765957</text:p>
          </table:table-cell>
          <table:table-cell office:value-type="string" table:style-name="ce23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7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Flak Battery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FLAK_BATTERY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3.6160714285714288" table:formula="of:=(([.D89]+[.E89])/2) / ((([.J89]+[.K89])/2+[.L89])/10) * [.N89]" table:style-name="ce16">
            <text:p>3.6160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FLAK_BATTERY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25.00</text:p>
          </table:table-cell>
          <table:table-cell office:value-type="float" office:value="4.4196428571428577" table:formula="of:=(([.D90]+[.E90])/2) / ((([.J90]+[.K90])/2+[.L90])/10) * [.N90]" table:style-name="ce16">
            <text:p>4.4196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ass Accelerato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22">
            <text:p>LARGE_MASS_ACCELERATOR_1</text:p>
          </table:table-cell>
          <table:table-cell office:value-type="string" table:style-name="ce22">
            <text:p>100.00</text:p>
          </table:table-cell>
          <table:table-cell office:value-type="string" table:style-name="ce22">
            <text:p>-100.00</text:p>
          </table:table-cell>
          <table:table-cell office:value-type="string" table:style-name="ce22">
            <text:p>92.00</text:p>
          </table:table-cell>
          <table:table-cell office:value-type="string" table:style-name="ce22">
            <text:p>300.00</text:p>
          </table:table-cell>
          <table:table-cell office:value-type="float" office:value="22.471337579617835" table:formula="of:=(([.D92]+[.E92])/2) / ((([.J92]+[.K92])/2+[.L92])/10) * [.N92]" table:style-name="ce16">
            <text:p>22.47133758</text:p>
          </table:table-cell>
          <table:table-cell office:value-type="string" table:style-name="ce22">
            <text:p>1.33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5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65.00</text:p>
          </table:table-cell>
          <table:table-cell office:value-type="string" table:style-name="ce22">
            <text:p>120.00</text:p>
          </table:table-cell>
          <table:table-cell office:value-type="string" table:style-name="ce22">
            <text:p>0.9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4"/>
        </table:table-row>
        <table:table-row table:style-name="ro1">
          <table:table-cell office:value-type="string" table:style-name="ce22">
            <text:p>LARGE_MASS_ACCELERATOR_2</text:p>
          </table:table-cell>
          <table:table-cell office:value-type="string" table:style-name="ce22">
            <text:p>120.00</text:p>
          </table:table-cell>
          <table:table-cell office:value-type="string" table:style-name="ce22">
            <text:p>-120.00</text:p>
          </table:table-cell>
          <table:table-cell office:value-type="string" table:style-name="ce22">
            <text:p>121.00</text:p>
          </table:table-cell>
          <table:table-cell office:value-type="string" table:style-name="ce22">
            <text:p>350.00</text:p>
          </table:table-cell>
          <table:table-cell office:value-type="float" office:value="27" table:formula="of:=(([.D93]+[.E93])/2) / ((([.J93]+[.K93])/2+[.L93])/10) * [.N93]" table:style-name="ce16">
            <text:p>27</text:p>
          </table:table-cell>
          <table:table-cell office:value-type="string" table:style-name="ce22">
            <text:p>1.33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5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65.00</text:p>
          </table:table-cell>
          <table:table-cell office:value-type="string" table:style-name="ce22">
            <text:p>120.00</text:p>
          </table:table-cell>
          <table:table-cell office:value-type="string" table:style-name="ce22">
            <text:p>0.9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4"/>
        </table:table-row>
        <table:table-row table:style-name="ro1">
          <table:table-cell office:value-type="string" table:style-name="ce11">
            <text:p># Missile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MISSILE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2.298850574712644" table:formula="of:=(([.D95]+[.E95])/2) / ((([.J95]+[.K95])/2+[.L95])/10) * [.N95]" table:style-name="ce16">
            <text:p>2.298850575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7.00</text:p>
          </table:table-cell>
          <table:table-cell office:value-type="float" office:value="4.597701149425288" table:formula="of:=(([.D96]+[.E96])/2) / ((([.J96]+[.K96])/2+[.L96])/10) * [.N96]" table:style-name="ce16">
            <text:p>4.597701149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float" office:value="9.1954022988505759" table:formula="of:=(([.D97]+[.E97])/2) / ((([.J97]+[.K97])/2+[.L97])/10) * [.N97]" table:style-name="ce16">
            <text:p>9.195402299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4.00</text:p>
          </table:table-cell>
          <table:table-cell office:value-type="float" office:value="2.6436781609195403" table:formula="of:=(([.D98]+[.E98])/2) / ((([.J98]+[.K98])/2+[.L98])/10) * [.N98]" table:style-name="ce16">
            <text:p>2.643678161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30.00</text:p>
          </table:table-cell>
          <table:table-cell office:value-type="float" office:value="5.2873563218390807" table:formula="of:=(([.D99]+[.E99])/2) / ((([.J99]+[.K99])/2+[.L99])/10) * [.N99]" table:style-name="ce16">
            <text:p>5.287356322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37.00</text:p>
          </table:table-cell>
          <table:table-cell office:value-type="string" table:style-name="ce16">
            <text:p>57.00</text:p>
          </table:table-cell>
          <table:table-cell office:value-type="float" office:value="10.804597701149426" table:formula="of:=(([.D100]+[.E100])/2) / ((([.J100]+[.K100])/2+[.L100])/10) * [.N100]" table:style-name="ce16">
            <text:p>10.8045977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5.00</text:p>
          </table:table-cell>
          <table:table-cell office:value-type="float" office:value="2.9885057471264371" table:formula="of:=(([.D101]+[.E101])/2) / ((([.J101]+[.K101])/2+[.L101])/10) * [.N101]" table:style-name="ce16">
            <text:p>2.988505747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4.00</text:p>
          </table:table-cell>
          <table:table-cell office:value-type="float" office:value="6.0919540229885065" table:formula="of:=(([.D102]+[.E102])/2) / ((([.J102]+[.K102])/2+[.L102])/10) * [.N102]" table:style-name="ce16">
            <text:p>6.091954023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65.00</text:p>
          </table:table-cell>
          <table:table-cell office:value-type="float" office:value="12.298850574712645" table:formula="of:=(([.D103]+[.E103])/2) / ((([.J103]+[.K103])/2+[.L103])/10) * [.N103]" table:style-name="ce16">
            <text:p>12.29885057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17.00</text:p>
          </table:table-cell>
          <table:table-cell office:value-type="float" office:value="3.3333333333333335" table:formula="of:=(([.D104]+[.E104])/2) / ((([.J104]+[.K104])/2+[.L104])/10) * [.N104]" table:style-name="ce16">
            <text:p>3.333333333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39.00</text:p>
          </table:table-cell>
          <table:table-cell office:value-type="float" office:value="6.8965517241379315" table:formula="of:=(([.D105]+[.E105])/2) / ((([.J105]+[.K105])/2+[.L105])/10) * [.N105]" table:style-name="ce16">
            <text:p>6.896551724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8.00</text:p>
          </table:table-cell>
          <table:table-cell office:value-type="string" table:style-name="ce16">
            <text:p>72.00</text:p>
          </table:table-cell>
          <table:table-cell office:value-type="float" office:value="13.793103448275863" table:formula="of:=(([.D106]+[.E106])/2) / ((([.J106]+[.K106])/2+[.L106])/10) * [.N106]" table:style-name="ce16">
            <text:p>13.79310345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18.00</text:p>
          </table:table-cell>
          <table:table-cell office:value-type="float" office:value="3.6781609195402303" table:formula="of:=(([.D107]+[.E107])/2) / ((([.J107]+[.K107])/2+[.L107])/10) * [.N107]" table:style-name="ce16">
            <text:p>3.67816092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float" office:value="7.4712643678160928" table:formula="of:=(([.D108]+[.E108])/2) / ((([.J108]+[.K108])/2+[.L108])/10) * [.N108]" table:style-name="ce16">
            <text:p>7.471264368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83.00</text:p>
          </table:table-cell>
          <table:table-cell office:value-type="float" office:value="15.287356321839082" table:formula="of:=(([.D109]+[.E109])/2) / ((([.J109]+[.K109])/2+[.L109])/10) * [.N109]" table:style-name="ce16">
            <text:p>15.28735632</text:p>
          </table:table-cell>
          <table:table-cell office:value-type="string" table:style-name="ce25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Missile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3.00</text:p>
          </table:table-cell>
          <table:table-cell office:value-type="float" office:value="2.4137931034482762" table:formula="of:=(([.D111]+[.E111])/2) / ((([.J111]+[.K111])/2+[.L111])/10) * [.N111]" table:style-name="ce16">
            <text:p>2.413793103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9.00</text:p>
          </table:table-cell>
          <table:table-cell office:value-type="float" office:value="4.8275862068965525" table:formula="of:=(([.D112]+[.E112])/2) / ((([.J112]+[.K112])/2+[.L112])/10) * [.N112]" table:style-name="ce16">
            <text:p>4.827586207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4.00</text:p>
          </table:table-cell>
          <table:table-cell office:value-type="string" table:style-name="ce16">
            <text:p>50.00</text:p>
          </table:table-cell>
          <table:table-cell office:value-type="float" office:value="9.655172413793105" table:formula="of:=(([.D113]+[.E113])/2) / ((([.J113]+[.K113])/2+[.L113])/10) * [.N113]" table:style-name="ce16">
            <text:p>9.655172414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Torpedoe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22">
            <text:p>TORPEDO_1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120.00</text:p>
          </table:table-cell>
          <table:table-cell office:value-type="string" table:style-name="ce22">
            <text:p>215.00</text:p>
          </table:table-cell>
          <table:table-cell office:value-type="float" office:value="8.0335731414868103" table:formula="of:=(([.D115]+[.E115])/2) / ((([.J115]+[.K115])/2+[.L115])/10) * [.N115]" table:style-name="ce16">
            <text:p>8.033573141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5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200.00</text:p>
          </table:table-cell>
          <table:table-cell office:value-type="string" table:style-name="ce22">
            <text:p>60.00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22">
            <text:p>TORPEDO_2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-15.00</text:p>
          </table:table-cell>
          <table:table-cell office:value-type="string" table:style-name="ce22">
            <text:p>140.00</text:p>
          </table:table-cell>
          <table:table-cell office:value-type="string" table:style-name="ce22">
            <text:p>280.00</text:p>
          </table:table-cell>
          <table:table-cell office:value-type="float" office:value="10.071942446043165" table:formula="of:=(([.D116]+[.E116])/2) / ((([.J116]+[.K116])/2+[.L116])/10) * [.N116]" table:style-name="ce16">
            <text:p>10.07194245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5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200.00</text:p>
          </table:table-cell>
          <table:table-cell office:value-type="string" table:style-name="ce22">
            <text:p>60.00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22">
            <text:p>TORPEDO_3</text:p>
          </table:table-cell>
          <table:table-cell office:value-type="string" table:style-name="ce22">
            <text:p>20.00</text:p>
          </table:table-cell>
          <table:table-cell office:value-type="string" table:style-name="ce22">
            <text:p>-20.00</text:p>
          </table:table-cell>
          <table:table-cell office:value-type="string" table:style-name="ce22">
            <text:p>180.00</text:p>
          </table:table-cell>
          <table:table-cell office:value-type="string" table:style-name="ce22">
            <text:p>340.00</text:p>
          </table:table-cell>
          <table:table-cell office:value-type="float" office:value="12.470023980815347" table:formula="of:=(([.D117]+[.E117])/2) / ((([.J117]+[.K117])/2+[.L117])/10) * [.N117]" table:style-name="ce16">
            <text:p>12.47002398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5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200.00</text:p>
          </table:table-cell>
          <table:table-cell office:value-type="string" table:style-name="ce22">
            <text:p>60.00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6" table:style-name="ce17">
            <text:p>6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Energy Torpedo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style-name="ce21"/>
          <table:table-cell table:style-name="ce26"/>
          <table:table-cell table:number-columns-repeated="16361" table:style-name="ce21"/>
        </table:table-row>
        <table:table-row table:style-name="ro1">
          <table:table-cell office:value-type="string" table:style-name="ce7">
            <text:p>ENERGY_TORPEDO_1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130.00</text:p>
          </table:table-cell>
          <table:table-cell office:value-type="string" table:style-name="ce16">
            <text:p>240.00</text:p>
          </table:table-cell>
          <table:table-cell office:value-type="float" office:value="7.8352941176470585" table:formula="of:=(([.D119]+[.E119])/2) / ((([.J119]+[.K119])/2+[.L119])/10) * [.N119]" table:style-name="ce16">
            <text:p>7.835294118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22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ENERGY_TORPEDO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30.00</text:p>
          </table:table-cell>
          <table:table-cell office:value-type="float" office:value="10.8" table:formula="of:=(([.D120]+[.E120])/2) / ((([.J120]+[.K120])/2+[.L120])/10) * [.N120]" table:style-name="ce16">
            <text:p>10.8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22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warmer Missile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22">
            <text:p>SWARMER_MISSILE_1</text:p>
          </table:table-cell>
          <table:table-cell office:value-type="string" table:style-name="ce22">
            <text:p>20.00</text:p>
          </table:table-cell>
          <table:table-cell office:value-type="string" table:style-name="ce22">
            <text:p>-20.00</text:p>
          </table:table-cell>
          <table:table-cell office:value-type="string" table:style-name="ce22">
            <text:p>8.00</text:p>
          </table:table-cell>
          <table:table-cell office:value-type="string" table:style-name="ce22">
            <text:p>12.00</text:p>
          </table:table-cell>
          <table:table-cell office:value-type="float" office:value="4.7619047619047619" table:formula="of:=(([.D122]+[.E122])/2) / ((([.J122]+[.K122])/2+[.L122])/10) * [.N122]" table:style-name="ce16">
            <text:p>4.761904762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8.00</text:p>
          </table:table-cell>
          <table:table-cell office:value-type="string" table:style-name="ce22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22">
            <text:p>SWARMER_MISSILE_2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-25.00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15.00</text:p>
          </table:table-cell>
          <table:table-cell office:value-type="float" office:value="5.9523809523809526" table:formula="of:=(([.D123]+[.E123])/2) / ((([.J123]+[.K123])/2+[.L123])/10) * [.N123]" table:style-name="ce16">
            <text:p>5.952380952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8.00</text:p>
          </table:table-cell>
          <table:table-cell office:value-type="string" table:style-name="ce22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pace Cloud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22">
            <text:p>SPACE_CLOUD_LIGHTNING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27.00</text:p>
          </table:table-cell>
          <table:table-cell office:value-type="float" office:value="3.2183908045977012" table:formula="of:=(([.D125]+[.E125])/2) / ((([.J125]+[.K125])/2+[.L125])/10) * [.N125]" table:style-name="ce16">
            <text:p>3.218390805</text:p>
          </table:table-cell>
          <table:table-cell office:value-type="string" table:style-name="ce22">
            <text:p>0.75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5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50.00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Crystalline Entitie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22">
            <text:p>SMALL_CRYSTAL_SHIP_BLUE_LIGHTNING</text:p>
          </table:table-cell>
          <table:table-cell office:value-type="string" table:style-name="ce22">
            <text:p>2.50</text:p>
          </table:table-cell>
          <table:table-cell office:value-type="string" table:style-name="ce22">
            <text:p>-2.50</text:p>
          </table:table-cell>
          <table:table-cell office:value-type="string" table:style-name="ce22">
            <text:p>4.00</text:p>
          </table:table-cell>
          <table:table-cell office:value-type="string" table:style-name="ce22">
            <text:p>17.00</text:p>
          </table:table-cell>
          <table:table-cell office:value-type="float" office:value="2.2800000000000002" table:formula="of:=(([.D127]+[.E127])/2) / ((([.J127]+[.K127])/2+[.L127])/10) * [.N127]" table:style-name="ce16">
            <text:p>2.28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45.00</text:p>
          </table:table-cell>
          <table:table-cell office:value-type="string" table:style-name="ce22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22">
            <text:p>MEDIUM_CRYSTAL_SHIP_BLUE_LIGHTNING</text:p>
          </table:table-cell>
          <table:table-cell office:value-type="string" table:style-name="ce22">
            <text:p>5.00</text:p>
          </table:table-cell>
          <table:table-cell office:value-type="string" table:style-name="ce22">
            <text:p>-5.00</text:p>
          </table:table-cell>
          <table:table-cell office:value-type="string" table:style-name="ce22">
            <text:p>8.00</text:p>
          </table:table-cell>
          <table:table-cell office:value-type="string" table:style-name="ce22">
            <text:p>36.00</text:p>
          </table:table-cell>
          <table:table-cell office:value-type="float" office:value="4.5257142857142858" table:formula="of:=(([.D128]+[.E128])/2) / ((([.J128]+[.K128])/2+[.L128])/10) * [.N128]" table:style-name="ce16">
            <text:p>4.525714286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65.00</text:p>
          </table:table-cell>
          <table:table-cell office:value-type="string" table:style-name="ce22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22">
            <text:p>LARGE_CRYSTAL_SHIP_BLUE_LIGHTNING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21.00</text:p>
          </table:table-cell>
          <table:table-cell office:value-type="string" table:style-name="ce22">
            <text:p>74.00</text:p>
          </table:table-cell>
          <table:table-cell office:value-type="float" office:value="9.0928571428571434" table:formula="of:=(([.D129]+[.E129])/2) / ((([.J129]+[.K129])/2+[.L129])/10) * [.N129]" table:style-name="ce16">
            <text:p>9.092857143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6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85.00</text:p>
          </table:table-cell>
          <table:table-cell office:value-type="string" table:style-name="ce22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CRYSTAL_SHIP_GREEN_LIGHTNING</text:p>
          </table:table-cell>
          <table:table-cell office:value-type="string" table:style-name="ce22">
            <text:p>2.50</text:p>
          </table:table-cell>
          <table:table-cell office:value-type="string" table:style-name="ce22">
            <text:p>-2.50</text:p>
          </table:table-cell>
          <table:table-cell office:value-type="string" table:style-name="ce22">
            <text:p>4.00</text:p>
          </table:table-cell>
          <table:table-cell office:value-type="string" table:style-name="ce22">
            <text:p>17.00</text:p>
          </table:table-cell>
          <table:table-cell office:value-type="float" office:value="2.2800000000000002" table:formula="of:=(([.D130]+[.E130])/2) / ((([.J130]+[.K130])/2+[.L130])/10) * [.N130]" table:style-name="ce16">
            <text:p>2.28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45.00</text:p>
          </table:table-cell>
          <table:table-cell office:value-type="string" table:style-name="ce22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CRYSTAL_SHIP_GREEN_LIGHTNING</text:p>
          </table:table-cell>
          <table:table-cell office:value-type="string" table:style-name="ce22">
            <text:p>5.00</text:p>
          </table:table-cell>
          <table:table-cell office:value-type="string" table:style-name="ce22">
            <text:p>-5.00</text:p>
          </table:table-cell>
          <table:table-cell office:value-type="string" table:style-name="ce22">
            <text:p>8.00</text:p>
          </table:table-cell>
          <table:table-cell office:value-type="string" table:style-name="ce22">
            <text:p>36.00</text:p>
          </table:table-cell>
          <table:table-cell office:value-type="float" office:value="4.5257142857142858" table:formula="of:=(([.D131]+[.E131])/2) / ((([.J131]+[.K131])/2+[.L131])/10) * [.N131]" table:style-name="ce16">
            <text:p>4.525714286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65.00</text:p>
          </table:table-cell>
          <table:table-cell office:value-type="string" table:style-name="ce22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CRYSTAL_SHIP_GREEN_LIGHTNING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21.00</text:p>
          </table:table-cell>
          <table:table-cell office:value-type="string" table:style-name="ce22">
            <text:p>74.00</text:p>
          </table:table-cell>
          <table:table-cell office:value-type="float" office:value="9.0928571428571434" table:formula="of:=(([.D132]+[.E132])/2) / ((([.J132]+[.K132])/2+[.L132])/10) * [.N132]" table:style-name="ce16">
            <text:p>9.092857143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6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85.00</text:p>
          </table:table-cell>
          <table:table-cell office:value-type="string" table:style-name="ce22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CRYSTAL_SHIP_YELLOW_LIGHTNING</text:p>
          </table:table-cell>
          <table:table-cell office:value-type="string" table:style-name="ce22">
            <text:p>2.50</text:p>
          </table:table-cell>
          <table:table-cell office:value-type="string" table:style-name="ce22">
            <text:p>-2.50</text:p>
          </table:table-cell>
          <table:table-cell office:value-type="string" table:style-name="ce22">
            <text:p>4.00</text:p>
          </table:table-cell>
          <table:table-cell office:value-type="string" table:style-name="ce22">
            <text:p>17.00</text:p>
          </table:table-cell>
          <table:table-cell office:value-type="float" office:value="2.2800000000000002" table:formula="of:=(([.D133]+[.E133])/2) / ((([.J133]+[.K133])/2+[.L133])/10) * [.N133]" table:style-name="ce16">
            <text:p>2.28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45.00</text:p>
          </table:table-cell>
          <table:table-cell office:value-type="string" table:style-name="ce22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CRYSTAL_SHIP_YELLOW_LIGHTNING</text:p>
          </table:table-cell>
          <table:table-cell office:value-type="string" table:style-name="ce22">
            <text:p>5.00</text:p>
          </table:table-cell>
          <table:table-cell office:value-type="string" table:style-name="ce22">
            <text:p>-5.00</text:p>
          </table:table-cell>
          <table:table-cell office:value-type="string" table:style-name="ce22">
            <text:p>8.00</text:p>
          </table:table-cell>
          <table:table-cell office:value-type="string" table:style-name="ce22">
            <text:p>36.00</text:p>
          </table:table-cell>
          <table:table-cell office:value-type="float" office:value="4.5257142857142858" table:formula="of:=(([.D134]+[.E134])/2) / ((([.J134]+[.K134])/2+[.L134])/10) * [.N134]" table:style-name="ce16">
            <text:p>4.525714286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65.00</text:p>
          </table:table-cell>
          <table:table-cell office:value-type="string" table:style-name="ce22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CRYSTAL_SHIP_YELLOW_LIGHTNING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21.00</text:p>
          </table:table-cell>
          <table:table-cell office:value-type="string" table:style-name="ce22">
            <text:p>74.00</text:p>
          </table:table-cell>
          <table:table-cell office:value-type="float" office:value="9.0928571428571434" table:formula="of:=(([.D135]+[.E135])/2) / ((([.J135]+[.K135])/2+[.L135])/10) * [.N135]" table:style-name="ce16">
            <text:p>9.092857143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6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85.00</text:p>
          </table:table-cell>
          <table:table-cell office:value-type="string" table:style-name="ce22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CRYSTAL_SHIP_RED_LIGHTNING</text:p>
          </table:table-cell>
          <table:table-cell office:value-type="string" table:style-name="ce22">
            <text:p>2.50</text:p>
          </table:table-cell>
          <table:table-cell office:value-type="string" table:style-name="ce22">
            <text:p>-2.50</text:p>
          </table:table-cell>
          <table:table-cell office:value-type="string" table:style-name="ce22">
            <text:p>4.00</text:p>
          </table:table-cell>
          <table:table-cell office:value-type="string" table:style-name="ce22">
            <text:p>17.00</text:p>
          </table:table-cell>
          <table:table-cell office:value-type="float" office:value="2.2800000000000002" table:formula="of:=(([.D136]+[.E136])/2) / ((([.J136]+[.K136])/2+[.L136])/10) * [.N136]" table:style-name="ce16">
            <text:p>2.28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45.00</text:p>
          </table:table-cell>
          <table:table-cell office:value-type="string" table:style-name="ce22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CRYSTAL_SHIP_RED_LIGHTNING</text:p>
          </table:table-cell>
          <table:table-cell office:value-type="string" table:style-name="ce22">
            <text:p>5.00</text:p>
          </table:table-cell>
          <table:table-cell office:value-type="string" table:style-name="ce22">
            <text:p>-5.00</text:p>
          </table:table-cell>
          <table:table-cell office:value-type="string" table:style-name="ce22">
            <text:p>8.00</text:p>
          </table:table-cell>
          <table:table-cell office:value-type="string" table:style-name="ce22">
            <text:p>36.00</text:p>
          </table:table-cell>
          <table:table-cell office:value-type="float" office:value="4.5257142857142858" table:formula="of:=(([.D137]+[.E137])/2) / ((([.J137]+[.K137])/2+[.L137])/10) * [.N137]" table:style-name="ce16">
            <text:p>4.525714286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65.00</text:p>
          </table:table-cell>
          <table:table-cell office:value-type="string" table:style-name="ce22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CRYSTAL_SHIP_RED_LIGHTNING</text:p>
          </table:table-cell>
          <table:table-cell office:value-type="string" table:style-name="ce22">
            <text:p>10.00</text:p>
          </table:table-cell>
          <table:table-cell office:value-type="string" table:style-name="ce22">
            <text:p>-10.00</text:p>
          </table:table-cell>
          <table:table-cell office:value-type="string" table:style-name="ce22">
            <text:p>21.00</text:p>
          </table:table-cell>
          <table:table-cell office:value-type="string" table:style-name="ce22">
            <text:p>74.00</text:p>
          </table:table-cell>
          <table:table-cell office:value-type="float" office:value="9.0928571428571434" table:formula="of:=(([.D138]+[.E138])/2) / ((([.J138]+[.K138])/2+[.L138])/10) * [.N138]" table:style-name="ce16">
            <text:p>9.092857143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6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85.00</text:p>
          </table:table-cell>
          <table:table-cell office:value-type="string" table:style-name="ce22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CRYSTAL_SHIP_BLUE_ELITE_LIGHTNING</text:p>
          </table:table-cell>
          <table:table-cell office:value-type="string" table:style-name="ce22">
            <text:p>7.50</text:p>
          </table:table-cell>
          <table:table-cell office:value-type="string" table:style-name="ce22">
            <text:p>-7.50</text:p>
          </table:table-cell>
          <table:table-cell office:value-type="string" table:style-name="ce22">
            <text:p>6.00</text:p>
          </table:table-cell>
          <table:table-cell office:value-type="string" table:style-name="ce22">
            <text:p>21.00</text:p>
          </table:table-cell>
          <table:table-cell office:value-type="float" office:value="2.9314285714285715" table:formula="of:=(([.D139]+[.E139])/2) / ((([.J139]+[.K139])/2+[.L139])/10) * [.N139]" table:style-name="ce16">
            <text:p>2.931428571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45.00</text:p>
          </table:table-cell>
          <table:table-cell office:value-type="string" table:style-name="ce22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CRYSTAL_SHIP_BLUE_ELITE_LIGHTNING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-15.00</text:p>
          </table:table-cell>
          <table:table-cell office:value-type="string" table:style-name="ce22">
            <text:p>13.00</text:p>
          </table:table-cell>
          <table:table-cell office:value-type="string" table:style-name="ce22">
            <text:p>44.00</text:p>
          </table:table-cell>
          <table:table-cell office:value-type="float" office:value="5.8628571428571421" table:formula="of:=(([.D140]+[.E140])/2) / ((([.J140]+[.K140])/2+[.L140])/10) * [.N140]" table:style-name="ce16">
            <text:p>5.862857143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65.00</text:p>
          </table:table-cell>
          <table:table-cell office:value-type="string" table:style-name="ce22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CRYSTAL_SHIP_BLUE_ELITE_LIGHTNING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-30.00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92.00</text:p>
          </table:table-cell>
          <table:table-cell office:value-type="float" office:value="11.677142857142856" table:formula="of:=(([.D141]+[.E141])/2) / ((([.J141]+[.K141])/2+[.L141])/10) * [.N141]" table:style-name="ce16">
            <text:p>11.67714286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6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85.00</text:p>
          </table:table-cell>
          <table:table-cell office:value-type="string" table:style-name="ce22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CRYSTAL_SHIP_GREEN_ELITE_LIGHTNING</text:p>
          </table:table-cell>
          <table:table-cell office:value-type="string" table:style-name="ce22">
            <text:p>7.50</text:p>
          </table:table-cell>
          <table:table-cell office:value-type="string" table:style-name="ce22">
            <text:p>-7.50</text:p>
          </table:table-cell>
          <table:table-cell office:value-type="string" table:style-name="ce22">
            <text:p>6.00</text:p>
          </table:table-cell>
          <table:table-cell office:value-type="string" table:style-name="ce22">
            <text:p>21.00</text:p>
          </table:table-cell>
          <table:table-cell office:value-type="float" office:value="2.9314285714285715" table:formula="of:=(([.D142]+[.E142])/2) / ((([.J142]+[.K142])/2+[.L142])/10) * [.N142]" table:style-name="ce16">
            <text:p>2.931428571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45.00</text:p>
          </table:table-cell>
          <table:table-cell office:value-type="string" table:style-name="ce22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CRYSTAL_SHIP_GREEN_ELITE_LIGHTNING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-15.00</text:p>
          </table:table-cell>
          <table:table-cell office:value-type="string" table:style-name="ce22">
            <text:p>13.00</text:p>
          </table:table-cell>
          <table:table-cell office:value-type="string" table:style-name="ce22">
            <text:p>44.00</text:p>
          </table:table-cell>
          <table:table-cell office:value-type="float" office:value="5.8628571428571421" table:formula="of:=(([.D143]+[.E143])/2) / ((([.J143]+[.K143])/2+[.L143])/10) * [.N143]" table:style-name="ce16">
            <text:p>5.862857143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65.00</text:p>
          </table:table-cell>
          <table:table-cell office:value-type="string" table:style-name="ce22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CRYSTAL_SHIP_GREEN_ELITE_LIGHTNING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-30.00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92.00</text:p>
          </table:table-cell>
          <table:table-cell office:value-type="float" office:value="11.677142857142856" table:formula="of:=(([.D144]+[.E144])/2) / ((([.J144]+[.K144])/2+[.L144])/10) * [.N144]" table:style-name="ce16">
            <text:p>11.67714286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6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85.00</text:p>
          </table:table-cell>
          <table:table-cell office:value-type="string" table:style-name="ce22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CRYSTAL_SHIP_YELLOW_ELITE_LIGHTNING</text:p>
          </table:table-cell>
          <table:table-cell office:value-type="string" table:style-name="ce22">
            <text:p>7.50</text:p>
          </table:table-cell>
          <table:table-cell office:value-type="string" table:style-name="ce22">
            <text:p>-7.50</text:p>
          </table:table-cell>
          <table:table-cell office:value-type="string" table:style-name="ce22">
            <text:p>6.00</text:p>
          </table:table-cell>
          <table:table-cell office:value-type="string" table:style-name="ce22">
            <text:p>21.00</text:p>
          </table:table-cell>
          <table:table-cell office:value-type="float" office:value="2.9314285714285715" table:formula="of:=(([.D145]+[.E145])/2) / ((([.J145]+[.K145])/2+[.L145])/10) * [.N145]" table:style-name="ce16">
            <text:p>2.931428571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45.00</text:p>
          </table:table-cell>
          <table:table-cell office:value-type="string" table:style-name="ce22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CRYSTAL_SHIP_YELLOW_ELITE_LIGHTNING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-15.00</text:p>
          </table:table-cell>
          <table:table-cell office:value-type="string" table:style-name="ce22">
            <text:p>13.00</text:p>
          </table:table-cell>
          <table:table-cell office:value-type="string" table:style-name="ce22">
            <text:p>44.00</text:p>
          </table:table-cell>
          <table:table-cell office:value-type="float" office:value="5.8628571428571421" table:formula="of:=(([.D146]+[.E146])/2) / ((([.J146]+[.K146])/2+[.L146])/10) * [.N146]" table:style-name="ce16">
            <text:p>5.862857143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65.00</text:p>
          </table:table-cell>
          <table:table-cell office:value-type="string" table:style-name="ce22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CRYSTAL_SHIP_YELLOW_ELITE_LIGHTNING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-30.00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92.00</text:p>
          </table:table-cell>
          <table:table-cell office:value-type="float" office:value="11.677142857142856" table:formula="of:=(([.D147]+[.E147])/2) / ((([.J147]+[.K147])/2+[.L147])/10) * [.N147]" table:style-name="ce16">
            <text:p>11.67714286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6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85.00</text:p>
          </table:table-cell>
          <table:table-cell office:value-type="string" table:style-name="ce22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SMALL_CRYSTAL_SHIP_RED_ELITE_LIGHTNING</text:p>
          </table:table-cell>
          <table:table-cell office:value-type="string" table:style-name="ce22">
            <text:p>7.50</text:p>
          </table:table-cell>
          <table:table-cell office:value-type="string" table:style-name="ce22">
            <text:p>-7.50</text:p>
          </table:table-cell>
          <table:table-cell office:value-type="string" table:style-name="ce22">
            <text:p>6.00</text:p>
          </table:table-cell>
          <table:table-cell office:value-type="string" table:style-name="ce22">
            <text:p>21.00</text:p>
          </table:table-cell>
          <table:table-cell office:value-type="float" office:value="2.9314285714285715" table:formula="of:=(([.D148]+[.E148])/2) / ((([.J148]+[.K148])/2+[.L148])/10) * [.N148]" table:style-name="ce16">
            <text:p>2.931428571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15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45.00</text:p>
          </table:table-cell>
          <table:table-cell office:value-type="string" table:style-name="ce22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MEDIUM_CRYSTAL_SHIP_RED_ELITE_LIGHTNING</text:p>
          </table:table-cell>
          <table:table-cell office:value-type="string" table:style-name="ce22">
            <text:p>15.00</text:p>
          </table:table-cell>
          <table:table-cell office:value-type="string" table:style-name="ce22">
            <text:p>-15.00</text:p>
          </table:table-cell>
          <table:table-cell office:value-type="string" table:style-name="ce22">
            <text:p>13.00</text:p>
          </table:table-cell>
          <table:table-cell office:value-type="string" table:style-name="ce22">
            <text:p>44.00</text:p>
          </table:table-cell>
          <table:table-cell office:value-type="float" office:value="5.8628571428571421" table:formula="of:=(([.D149]+[.E149])/2) / ((([.J149]+[.K149])/2+[.L149])/10) * [.N149]" table:style-name="ce16">
            <text:p>5.862857143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3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65.00</text:p>
          </table:table-cell>
          <table:table-cell office:value-type="string" table:style-name="ce22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LARGE_CRYSTAL_SHIP_RED_ELITE_LIGHTNING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-30.00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92.00</text:p>
          </table:table-cell>
          <table:table-cell office:value-type="float" office:value="11.677142857142856" table:formula="of:=(([.D150]+[.E150])/2) / ((([.J150]+[.K150])/2+[.L150])/10) * [.N150]" table:style-name="ce16">
            <text:p>11.67714286</text:p>
          </table:table-cell>
          <table:table-cell office:value-type="string" table:style-name="ce22">
            <text:p>1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60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18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85.00</text:p>
          </table:table-cell>
          <table:table-cell office:value-type="string" table:style-name="ce22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isc Space Critt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MEDIUM_PROB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29.00</text:p>
          </table:table-cell>
          <table:table-cell office:value-type="float" office:value="4.6896551724137936" table:formula="of:=(([.D152]+[.E152])/2) / ((([.J152]+[.K152])/2+[.L152])/10) * [.N152]" table:style-name="ce16">
            <text:p>4.689655172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WHALE_WEAPON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1.00</text:p>
          </table:table-cell>
          <table:table-cell office:value-type="float" office:value="1.5944444444444443" table:formula="of:=(([.D153]+[.E153])/2) / ((([.J153]+[.K153])/2+[.L153])/10) * [.N153]" table:style-name="ce16">
            <text:p>1.594444444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SPACE_AMOEBA_WEAPON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5.00</text:p>
          </table:table-cell>
          <table:table-cell office:value-type="float" office:value="2.0689655172413794" table:formula="of:=(([.D154]+[.E154])/2) / ((([.J154]+[.K154])/2+[.L154])/10) * [.N154]" table:style-name="ce16">
            <text:p>2.06896551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AMOEBA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7.00</text:p>
          </table:table-cell>
          <table:table-cell office:value-type="string" table:style-name="ce16">
            <text:p>30.00</text:p>
          </table:table-cell>
          <table:table-cell office:value-type="float" office:value="4.0517241379310347" table:formula="of:=(([.D155]+[.E155])/2) / ((([.J155]+[.K155])/2+[.L155])/10) * [.N155]" table:style-name="ce16">
            <text:p>4.05172413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NING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float" office:value="1.896551724137931" table:formula="of:=(([.D156]+[.E156])/2) / ((([.J156]+[.K156])/2+[.L156])/10) * [.N156]" table:style-name="ce16">
            <text:p>1.89655172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NING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float" office:value="3.6206896551724137" table:formula="of:=(([.D157]+[.E157])/2) / ((([.J157]+[.K157])/2+[.L157])/10) * [.N157]" table:style-name="ce16">
            <text:p>3.62068965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0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22">
            <text:p>PSIONIC_BLAST_1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300.00</text:p>
          </table:table-cell>
          <table:table-cell office:value-type="string" table:style-name="ce22">
            <text:p>700.00</text:p>
          </table:table-cell>
          <table:table-cell office:value-type="float" office:value="103.44827586206898" table:formula="of:=(([.D158]+[.E158])/2) / ((([.J158]+[.K158])/2+[.L158])/10) * [.N158]" table:style-name="ce16">
            <text:p>103.4482759</text:p>
          </table:table-cell>
          <table:table-cell office:value-type="string" table:style-name="ce22">
            <text:p>0.66</text:p>
          </table:table-cell>
          <table:table-cell office:value-type="string" table:style-name="ce22">
            <text:p>0.00</text:p>
          </table:table-cell>
          <table:table-cell office:value-type="string" table:style-name="ce22">
            <text:p>0.67</text:p>
          </table:table-cell>
          <table:table-cell office:value-type="string" table:style-name="ce22">
            <text:p>2.00</text:p>
          </table:table-cell>
          <table:table-cell office:value-type="string" table:style-name="ce22">
            <text:p>25.00</text:p>
          </table:table-cell>
          <table:table-cell office:value-type="string" table:style-name="ce22">
            <text:p>30.00</text:p>
          </table:table-cell>
          <table:table-cell office:value-type="string" table:style-name="ce22">
            <text:p>85.00</text:p>
          </table:table-cell>
          <table:table-cell office:value-type="string" table:style-name="ce22">
            <text:p>0.90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D invad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ED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9.00</text:p>
          </table:table-cell>
          <table:table-cell office:value-type="float" office:value="3.2415584415584413" table:formula="of:=(([.D160]+[.E160])/2) / ((([.J160]+[.K160])/2+[.L160])/10) * [.N160]" table:style-name="ce16">
            <text:p>3.241558442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8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ED_WEAPON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6.6233766233766236" table:formula="of:=(([.D161]+[.E161])/2) / ((([.J161]+[.K161])/2+[.L161])/10) * [.N161]" table:style-name="ce16">
            <text:p>6.62337662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ED_WEAPON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55.00</text:p>
          </table:table-cell>
          <table:table-cell office:value-type="string" table:style-name="ce16">
            <text:p>100.00</text:p>
          </table:table-cell>
          <table:table-cell office:value-type="float" office:value="14.896103896103897" table:formula="of:=(([.D162]+[.E162])/2) / ((([.J162]+[.K162])/2+[.L162])/10) * [.N162]" table:style-name="ce16">
            <text:p>14.896103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4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warm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25.00</text:p>
          </table:table-cell>
          <table:table-cell office:value-type="float" office:value="3.6448598130841123" table:formula="of:=(([.D164]+[.E164])/2) / ((([.J164]+[.K164])/2+[.L164])/10) * [.N164]" table:style-name="ce16">
            <text:p>3.644859813</text:p>
          </table:table-cell>
          <table:table-cell office:value-type="string" table:style-name="ce23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2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float" office:value="7.0093457943925239" table:formula="of:=(([.D165]+[.E165])/2) / ((([.J165]+[.K165])/2+[.L165])/10) * [.N165]" table:style-name="ce16">
            <text:p>7.009345794</text:p>
          </table:table-cell>
          <table:table-cell office:value-type="string" table:style-name="ce23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4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13.271028037383179" table:formula="of:=(([.D166]+[.E166])/2) / ((([.J166]+[.K166])/2+[.L166])/10) * [.N166]" table:style-name="ce16">
            <text:p>13.27102804</text:p>
          </table:table-cell>
          <table:table-cell office:value-type="string" table:style-name="ce23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COURGE_MISSILE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13.271028037383179" table:formula="of:=(([.D167]+[.E167])/2) / ((([.J167]+[.K167])/2+[.L167])/10) * [.N167]" table:style-name="ce16">
            <text:p>13.27102804</text:p>
          </table:table-cell>
          <table:table-cell office:value-type="string" table:style-name="ce23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SCOURGE_PROJECTILE_WEAPON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3.00</text:p>
          </table:table-cell>
          <table:table-cell office:value-type="float" office:value="2.8448275862068968" table:formula="of:=(([.D168]+[.E168])/2) / ((([.J168]+[.K168])/2+[.L168])/10) * [.N168]" table:style-name="ce16">
            <text:p>2.844827586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COURGE_PROJECTILE_WEAPON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46.00</text:p>
          </table:table-cell>
          <table:table-cell office:value-type="float" office:value="5.6896551724137936" table:formula="of:=(([.D169]+[.E169])/2) / ((([.J169]+[.K169])/2+[.L169])/10) * [.N169]" table:style-name="ce16">
            <text:p>5.689655172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Fallen Empire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7"/>
        </table:table-row>
        <table:table-row table:style-name="ro1">
          <table:table-cell office:value-type="string" table:style-name="ce7">
            <text:p>LARGE_FALLEN_EMPIRE_SPACEPORT_LANC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250.00</text:p>
          </table:table-cell>
          <table:table-cell office:value-type="float" office:value="13.480176211453745" table:formula="of:=(([.D171]+[.E171])/2) / ((([.J171]+[.K171])/2+[.L171])/10) * [.N171]" table:style-name="ce16">
            <text:p>13.4801762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 table:style-name="ce24"/>
        </table:table-row>
        <table:table-row table:style-name="ro1">
          <table:table-cell office:value-type="string" table:style-name="ce11">
            <text:p># Point-Defense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number-columns-repeated="16364" table:style-name="ce28"/>
        </table:table-row>
        <table:table-row table:style-name="ro1">
          <table:table-cell office:value-type="string" table:style-name="ce7">
            <text:p>POINT_DEFENC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3.00</text:p>
          </table:table-cell>
          <table:table-cell office:value-type="float" office:value="1" table:formula="of:=(([.D173]+[.E173])/2) / ((([.J173]+[.K173])/2+[.L173])/10) * [.N173]" table:style-name="ce16">
            <text:p>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9"/>
        </table:table-row>
        <table:table-row table:style-name="ro1">
          <table:table-cell office:value-type="string" table:style-name="ce7">
            <text:p>POINT_DEFENCE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4.00</text:p>
          </table:table-cell>
          <table:table-cell office:value-type="float" office:value="1.4000000000000001" table:formula="of:=(([.D174]+[.E174])/2) / ((([.J174]+[.K174])/2+[.L174])/10) * [.N174]" table:style-name="ce16">
            <text:p>1.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9"/>
        </table:table-row>
        <table:table-row table:style-name="ro1">
          <table:table-cell office:value-type="string" table:style-name="ce7">
            <text:p>POINT_DEFENCE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6.00</text:p>
          </table:table-cell>
          <table:table-cell office:value-type="float" office:value="2.2000000000000002" table:formula="of:=(([.D175]+[.E175])/2) / ((([.J175]+[.K175])/2+[.L175])/10) * [.N175]" table:style-name="ce16">
            <text:p>2.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9"/>
        </table:table-row>
        <table:table-row table:style-name="ro1">
          <table:table-cell office:value-type="string" table:style-name="ce30">
            <text:p># Event Weapon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number-columns-repeated="16364" table:style-name="ce28"/>
        </table:table-row>
        <table:table-row table:style-name="ro3">
          <table:table-cell office:value-type="string" table:style-name="ce29">
            <text:p>TECHNO_WEAPON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500" table:style-name="ce31">
            <text:p>500.00</text:p>
          </table:table-cell>
          <table:table-cell office:value-type="float" office:value="1000" table:style-name="ce31">
            <text:p>1000.00</text:p>
          </table:table-cell>
          <table:table-cell office:value-type="float" office:value="55.434782608695649" table:formula="of:=(([.D177]+[.E177])/2) / ((([.J177]+[.K177])/2+[.L177])/10) * [.N177]" table:style-name="ce16">
            <text:p>55.43478261</text:p>
          </table:table-cell>
          <table:table-cell office:value-type="float" office:value="1.5" table:style-name="ce31">
            <text:p>1.50</text:p>
          </table:table-cell>
          <table:table-cell office:value-type="float" office:value="0" table:style-name="ce31">
            <text:p>0.00</text:p>
          </table:table-cell>
          <table:table-cell office:value-type="float" office:value="0.75" table:style-name="ce31">
            <text:p>0.75</text:p>
          </table:table-cell>
          <table:table-cell office:value-type="float" office:value="10" table:style-name="ce31">
            <text:p>10.00</text:p>
          </table:table-cell>
          <table:table-cell office:value-type="float" office:value="20" table:style-name="ce31">
            <text:p>20.00</text:p>
          </table:table-cell>
          <table:table-cell office:value-type="float" office:value="100" table:style-name="ce31">
            <text:p>100.00</text:p>
          </table:table-cell>
          <table:table-cell office:value-type="float" office:value="120" table:style-name="ce31">
            <text:p>120.00</text:p>
          </table:table-cell>
          <table:table-cell office:value-type="float" office:value="0.85" table:style-name="ce31">
            <text:p>0.85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table:number-columns-repeated="16364" table:style-name="ce29"/>
        </table:table-row>
        <table:table-row table:style-name="ro1">
          <table:table-cell office:value-type="string" table:style-name="ce29">
            <text:p>TECHNO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float" office:value="23.333333333333336" table:formula="of:=(([.D178]+[.E178])/2) / ((([.J178]+[.K178])/2+[.L178])/10) * [.N178]" table:style-name="ce16">
            <text:p>23.333333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3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32">
            <text:p>SMALL_EVENT_UV_LASER</text:p>
          </table:table-cell>
          <table:table-cell office:value-type="float" office:value="7.5" table:style-name="ce31">
            <text:p>7.50</text:p>
          </table:table-cell>
          <table:table-cell office:value-type="float" office:value="-7.5" table:style-name="ce31">
            <text:p>-7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2.6399999999999997" table:formula="of:=(([.D179]+[.E179])/2) / ((([.J179]+[.K179])/2+[.L179])/10) * [.N179]" table:style-name="ce16">
            <text:p>2.64</text:p>
          </table:table-cell>
          <table:table-cell office:value-type="float" office:value="0.8" table:style-name="ce31">
            <text:p>0.80</text:p>
          </table:table-cell>
          <table:table-cell office:value-type="float" office:value="0" table:style-name="ce31">
            <text:p>0.00</text:p>
          </table:table-cell>
          <table:table-cell office:value-type="float" office:value="0.15" table:style-name="ce31">
            <text:p>0.15</text:p>
          </table:table-cell>
          <table:table-cell office:value-type="float" office:value="2" table:style-name="ce31">
            <text:p>2.00</text:p>
          </table:table-cell>
          <table:table-cell office:value-type="float" office:value="23" table:style-name="ce31">
            <text:p>23.00</text:p>
          </table:table-cell>
          <table:table-cell office:value-type="float" office:value="25" table:style-name="ce31">
            <text:p>25.00</text:p>
          </table:table-cell>
          <table:table-cell office:value-type="float" office:value="30" table:style-name="ce31">
            <text:p>30.00</text:p>
          </table:table-cell>
          <table:table-cell office:value-type="float" office:value="0.9" table:style-name="ce31">
            <text:p>0.90</text:p>
          </table:table-cell>
          <table:table-cell office:value-type="float" office:value="0.6" table:style-name="ce31">
            <text:p>0.6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32">
            <text:p>MEDIUM_EVENT_UV_LASER</text:p>
          </table:table-cell>
          <table:table-cell office:value-type="float" office:value="15" table:style-name="ce31">
            <text:p>15.00</text:p>
          </table:table-cell>
          <table:table-cell office:value-type="float" office:value="-15" table:style-name="ce31">
            <text:p>-15.00</text:p>
          </table:table-cell>
          <table:table-cell office:value-type="float" office:value="16" table:style-name="ce31">
            <text:p>16.00</text:p>
          </table:table-cell>
          <table:table-cell office:value-type="float" office:value="26" table:style-name="ce31">
            <text:p>26.00</text:p>
          </table:table-cell>
          <table:table-cell office:value-type="float" office:value="4.76" table:formula="of:=(([.D180]+[.E180])/2) / ((([.J180]+[.K180])/2+[.L180])/10) * [.N180]" table:style-name="ce16">
            <text:p>4.76</text:p>
          </table:table-cell>
          <table:table-cell office:value-type="float" office:value="0.8" table:style-name="ce31">
            <text:p>0.80</text:p>
          </table:table-cell>
          <table:table-cell office:value-type="float" office:value="0" table:style-name="ce31">
            <text:p>0.00</text:p>
          </table:table-cell>
          <table:table-cell office:value-type="float" office:value="0.3" table:style-name="ce31">
            <text:p>0.30</text:p>
          </table:table-cell>
          <table:table-cell office:value-type="float" office:value="2" table:style-name="ce31">
            <text:p>2.00</text:p>
          </table:table-cell>
          <table:table-cell office:value-type="float" office:value="23" table:style-name="ce31">
            <text:p>23.00</text:p>
          </table:table-cell>
          <table:table-cell office:value-type="float" office:value="25" table:style-name="ce31">
            <text:p>25.00</text:p>
          </table:table-cell>
          <table:table-cell office:value-type="float" office:value="30" table:style-name="ce31">
            <text:p>30.00</text:p>
          </table:table-cell>
          <table:table-cell office:value-type="float" office:value="0.85" table:style-name="ce31">
            <text:p>0.85</text:p>
          </table:table-cell>
          <table:table-cell office:value-type="float" office:value="0.3" table:style-name="ce31">
            <text:p>0.3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22">
            <text:p>STELLARITE_MISSILE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0.00</text:p>
          </table:table-cell>
          <table:table-cell office:value-type="string" table:style-name="ce16">
            <text:p>750.00</text:p>
          </table:table-cell>
          <table:table-cell office:value-type="float" office:value="113.63636363636364" table:formula="of:=(([.D181]+[.E181])/2) / ((([.J181]+[.K181])/2+[.L181])/10) * [.N181]" table:style-name="ce16">
            <text:p>113.6363636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float" office:value="150" table:style-name="ce31">
            <text:p>1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50</text:p>
          </table:table-cell>
          <table:table-cell office:value-type="float" office:value="10" table:style-name="ce17">
            <text:p>10.00</text:p>
          </table:table-cell>
          <table:table-cell office:value-type="float" office:value="1" table:style-name="ce17">
            <text:p>1.00</text:p>
          </table:table-cell>
          <table:table-cell office:value-type="float" office:value="100" table:style-name="ce17">
            <text:p>10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7"/>
          <table:table-cell table:number-columns-repeated="16363" table:style-name="ce29"/>
        </table:table-row>
        <table:table-row table:style-name="ro3">
          <table:table-cell office:value-type="string" table:style-name="ce32">
            <text:p>STELLARITE_PLASMA</text:p>
          </table:table-cell>
          <table:table-cell office:value-type="float" office:value="50" table:style-name="ce31">
            <text:p>50.00</text:p>
          </table:table-cell>
          <table:table-cell office:value-type="float" office:value="-50" table:style-name="ce31">
            <text:p>-50.00</text:p>
          </table:table-cell>
          <table:table-cell office:value-type="float" office:value="250" table:style-name="ce31">
            <text:p>250.00</text:p>
          </table:table-cell>
          <table:table-cell office:value-type="float" office:value="325" table:style-name="ce31">
            <text:p>325.00</text:p>
          </table:table-cell>
          <table:table-cell office:value-type="float" office:value="124.32432432432432" table:formula="of:=(([.D182]+[.E182])/2) / ((([.J182]+[.K182])/2+[.L182])/10) * [.N182]" table:style-name="ce16">
            <text:p>124.3243243</text:p>
          </table:table-cell>
          <table:table-cell office:value-type="float" office:value="0.8" table:style-name="ce31">
            <text:p>0.80</text:p>
          </table:table-cell>
          <table:table-cell office:value-type="float" office:value="0" table:style-name="ce31">
            <text:p>0.00</text:p>
          </table:table-cell>
          <table:table-cell office:value-type="float" office:value="0.9" table:style-name="ce31">
            <text:p>0.90</text:p>
          </table:table-cell>
          <table:table-cell office:value-type="float" office:value="2" table:style-name="ce31">
            <text:p>2.00</text:p>
          </table:table-cell>
          <table:table-cell office:value-type="float" office:value="15" table:style-name="ce31">
            <text:p>15.00</text:p>
          </table:table-cell>
          <table:table-cell office:value-type="float" office:value="10" table:style-name="ce31">
            <text:p>10.00</text:p>
          </table:table-cell>
          <table:table-cell office:value-type="float" office:value="150" table:style-name="ce31">
            <text:p>150.00</text:p>
          </table:table-cell>
          <table:table-cell office:value-type="float" office:value="0.8" table:style-name="ce31">
            <text:p>0.80</text:p>
          </table:table-cell>
          <table:table-cell office:value-type="float" office:value="0.75" table:style-name="ce31">
            <text:p>0.75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32">
            <text:p>STELLARITE_BEAM</text:p>
          </table:table-cell>
          <table:table-cell office:value-type="float" office:value="300" table:style-name="ce31">
            <text:p>300.00</text:p>
          </table:table-cell>
          <table:table-cell office:value-type="float" office:value="-300" table:style-name="ce31">
            <text:p>-300.00</text:p>
          </table:table-cell>
          <table:table-cell office:value-type="float" office:value="5000" table:style-name="ce31">
            <text:p>5000.00</text:p>
          </table:table-cell>
          <table:table-cell office:value-type="float" office:value="7500" table:style-name="ce31">
            <text:p>7500.00</text:p>
          </table:table-cell>
          <table:table-cell office:value-type="float" office:value="303.57142857142861" table:formula="of:=(([.D183]+[.E183])/2) / ((([.J183]+[.K183])/2+[.L183])/10) * [.N183]" table:style-name="ce16">
            <text:p>303.5714286</text:p>
          </table:table-cell>
          <table:table-cell office:value-type="float" office:value="0.75" table:style-name="ce31">
            <text:p>0.75</text:p>
          </table:table-cell>
          <table:table-cell office:value-type="float" office:value="0" table:style-name="ce31">
            <text:p>0.00</text:p>
          </table:table-cell>
          <table:table-cell office:value-type="float" office:value="0.9" table:style-name="ce31">
            <text:p>0.90</text:p>
          </table:table-cell>
          <table:table-cell office:value-type="float" office:value="20" table:style-name="ce31">
            <text:p>20.00</text:p>
          </table:table-cell>
          <table:table-cell office:value-type="float" office:value="30" table:style-name="ce31">
            <text:p>30.00</text:p>
          </table:table-cell>
          <table:table-cell office:value-type="float" office:value="150" table:style-name="ce31">
            <text:p>150.00</text:p>
          </table:table-cell>
          <table:table-cell office:value-type="float" office:value="150" table:style-name="ce31">
            <text:p>150.00</text:p>
          </table:table-cell>
          <table:table-cell office:value-type="float" office:value="0.85" table:style-name="ce31">
            <text:p>0.85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table:number-columns-repeated="16364" table:style-name="ce29"/>
        </table:table-row>
        <table:table-row table:style-name="ro1">
          <table:table-cell office:value-type="string" table:style-name="ce29">
            <text:p>STELLARIT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8" table:formula="of:=(([.D184]+[.E184])/2) / ((([.J184]+[.K184])/2+[.L184])/10) * [.N184]" table:style-name="ce16">
            <text:p>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3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29">
            <text:p>DRAGON_WEAPON</text:p>
          </table:table-cell>
          <table:table-cell office:value-type="string" table:style-name="ce16">
            <text:p>0.00</text:p>
          </table:table-cell>
          <table:table-cell office:value-type="float" office:value="-300" table:style-name="ce31">
            <text:p>-300.00</text:p>
          </table:table-cell>
          <table:table-cell office:value-type="float" office:value="2000" table:style-name="ce31">
            <text:p>2000.00</text:p>
          </table:table-cell>
          <table:table-cell office:value-type="float" office:value="3000" table:style-name="ce31">
            <text:p>3000.00</text:p>
          </table:table-cell>
          <table:table-cell office:value-type="float" office:value="184.78260869565219" table:formula="of:=(([.D185]+[.E185])/2) / ((([.J185]+[.K185])/2+[.L185])/10) * [.N185]" table:style-name="ce16">
            <text:p>184.7826087</text:p>
          </table:table-cell>
          <table:table-cell office:value-type="float" office:value="1" table:style-name="ce31">
            <text:p>1.00</text:p>
          </table:table-cell>
          <table:table-cell office:value-type="float" office:value="0" table:style-name="ce31">
            <text:p>0.00</text:p>
          </table:table-cell>
          <table:table-cell office:value-type="float" office:value="0.9" table:style-name="ce31">
            <text:p>0.90</text:p>
          </table:table-cell>
          <table:table-cell office:value-type="float" office:value="10" table:style-name="ce31">
            <text:p>10.00</text:p>
          </table:table-cell>
          <table:table-cell office:value-type="float" office:value="20" table:style-name="ce31">
            <text:p>20.00</text:p>
          </table:table-cell>
          <table:table-cell office:value-type="float" office:value="100" table:style-name="ce31">
            <text:p>100.00</text:p>
          </table:table-cell>
          <table:table-cell office:value-type="float" office:value="120" table:style-name="ce31">
            <text:p>120.00</text:p>
          </table:table-cell>
          <table:table-cell office:value-type="float" office:value="0.85" table:style-name="ce31">
            <text:p>0.85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29">
            <text:p>DRAGON_SECONDARY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31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50.00</text:p>
          </table:table-cell>
          <table:table-cell office:value-type="float" office:value="47.61904761904762" table:formula="of:=(([.D186]+[.E186])/2) / ((([.J186]+[.K186])/2+[.L186])/10) * [.N186]" table:style-name="ce16">
            <text:p>47.61904762</text:p>
          </table:table-cell>
          <table:table-cell office:value-type="string" table:style-name="ce23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3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9"/>
        </table:table-row>
        <table:table-row table:style-name="ro1">
          <table:table-cell office:value-type="string" table:style-name="ce29">
            <text:p>DRAGON_TERTIARY_WEAPON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8" table:formula="of:=(([.D187]+[.E187])/2) / ((([.J187]+[.K187])/2+[.L187])/10) * [.N187]" table:style-name="ce16">
            <text:p>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3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29">
            <text:p>DIMENSIONAL_HORROR_PRIMARY_WEAPON</text:p>
          </table:table-cell>
          <table:table-cell office:value-type="float" office:value="300" table:style-name="ce31">
            <text:p>300.00</text:p>
          </table:table-cell>
          <table:table-cell office:value-type="float" office:value="-300" table:style-name="ce31">
            <text:p>-300.00</text:p>
          </table:table-cell>
          <table:table-cell office:value-type="float" office:value="500" table:style-name="ce31">
            <text:p>500.00</text:p>
          </table:table-cell>
          <table:table-cell office:value-type="float" office:value="5000" table:style-name="ce31">
            <text:p>5000.00</text:p>
          </table:table-cell>
          <table:table-cell office:value-type="float" office:value="133.57142857142856" table:formula="of:=(([.D188]+[.E188])/2) / ((([.J188]+[.K188])/2+[.L188])/10) * [.N188]" table:style-name="ce16">
            <text:p>133.5714286</text:p>
          </table:table-cell>
          <table:table-cell office:value-type="float" office:value="1" table:style-name="ce31">
            <text:p>1.00</text:p>
          </table:table-cell>
          <table:table-cell office:value-type="float" office:value="1" table:style-name="ce31">
            <text:p>1.00</text:p>
          </table:table-cell>
          <table:table-cell office:value-type="float" office:value="1" table:style-name="ce31">
            <text:p>1.00</text:p>
          </table:table-cell>
          <table:table-cell office:value-type="float" office:value="20" table:style-name="ce31">
            <text:p>20.00</text:p>
          </table:table-cell>
          <table:table-cell office:value-type="float" office:value="30" table:style-name="ce31">
            <text:p>30.00</text:p>
          </table:table-cell>
          <table:table-cell office:value-type="float" office:value="150" table:style-name="ce31">
            <text:p>150.00</text:p>
          </table:table-cell>
          <table:table-cell office:value-type="float" office:value="250" table:style-name="ce31">
            <text:p>250.00</text:p>
          </table:table-cell>
          <table:table-cell office:value-type="float" office:value="0.85" table:style-name="ce31">
            <text:p>0.85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1">
            <text:p>DIMENSIONAL_HORROR_LARGE_WEAPON</text:p>
          </table:table-cell>
          <table:table-cell office:value-type="string" table:style-name="ce16">
            <text:p>0.00</text:p>
          </table:table-cell>
          <table:table-cell office:value-type="float" office:value="-100" table:style-name="ce31">
            <text:p>-100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1000.00</text:p>
          </table:table-cell>
          <table:table-cell office:value-type="float" office:value="185.18518518518519" table:formula="of:=(([.D189]+[.E189])/2) / ((([.J189]+[.K189])/2+[.L189])/10) * [.N189]" table:style-name="ce16">
            <text:p>185.1851852</text:p>
          </table:table-cell>
          <table:table-cell office:value-type="string" table:style-name="ce23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3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6.00</text:p>
          </table:table-cell>
          <table:table-cell office:value-type="float" office:value="250" table:style-name="ce31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1">
            <text:p>DIMENSIONAL_HORROR_MEDIUM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31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400.00</text:p>
          </table:table-cell>
          <table:table-cell office:value-type="float" office:value="80" table:formula="of:=(([.D190]+[.E190])/2) / ((([.J190]+[.K190])/2+[.L190])/10) * [.N190]" table:style-name="ce16">
            <text:p>80</text:p>
          </table:table-cell>
          <table:table-cell office:value-type="string" table:style-name="ce23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3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5.00</text:p>
          </table:table-cell>
          <table:table-cell office:value-type="float" office:value="250" table:style-name="ce31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5" table:style-name="ce17">
            <text:p>0.5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1">
            <text:p>DIMENSIONAL_HORROR_SMALL_WEAPON</text:p>
          </table:table-cell>
          <table:table-cell office:value-type="string" table:style-name="ce16">
            <text:p>0.00</text:p>
          </table:table-cell>
          <table:table-cell office:value-type="float" office:value="-25" table:style-name="ce31">
            <text:p>-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200.00</text:p>
          </table:table-cell>
          <table:table-cell office:value-type="float" office:value="43.478260869565219" table:formula="of:=(([.D191]+[.E191])/2) / ((([.J191]+[.K191])/2+[.L191])/10) * [.N191]" table:style-name="ce16">
            <text:p>43.47826087</text:p>
          </table:table-cell>
          <table:table-cell office:value-type="string" table:style-name="ce23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3">
            <text:p>2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14.00</text:p>
          </table:table-cell>
          <table:table-cell office:value-type="float" office:value="250" table:style-name="ce31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25" table:style-name="ce17">
            <text:p>0.2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9"/>
        </table:table-row>
        <table:table-row table:style-name="ro1">
          <table:table-cell office:value-type="string" table:style-name="ce29">
            <text:p>DIMENSIONAL_HORROR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50.00</text:p>
          </table:table-cell>
          <table:table-cell office:value-type="float" office:value="15" table:formula="of:=(([.D192]+[.E192])/2) / ((([.J192]+[.K192])/2+[.L192])/10) * [.N192]" table:style-name="ce16">
            <text:p>1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0.80</text:p>
          </table:table-cell>
          <table:table-cell office:value-type="string" table:style-name="ce23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32">
            <text:p>WRAITH_RED_LASER</text:p>
          </table:table-cell>
          <table:table-cell office:value-type="float" office:value="50" table:style-name="ce31">
            <text:p>50.00</text:p>
          </table:table-cell>
          <table:table-cell office:value-type="float" office:value="-50" table:style-name="ce31">
            <text:p>-50.00</text:p>
          </table:table-cell>
          <table:table-cell office:value-type="float" office:value="150" table:style-name="ce31">
            <text:p>150.00</text:p>
          </table:table-cell>
          <table:table-cell office:value-type="float" office:value="250" table:style-name="ce31">
            <text:p>250.00</text:p>
          </table:table-cell>
          <table:table-cell office:value-type="float" office:value="86.486486486486484" table:formula="of:=(([.D193]+[.E193])/2) / ((([.J193]+[.K193])/2+[.L193])/10) * [.N193]" table:style-name="ce16">
            <text:p>86.48648649</text:p>
          </table:table-cell>
          <table:table-cell office:value-type="float" office:value="1" table:style-name="ce31">
            <text:p>1.00</text:p>
          </table:table-cell>
          <table:table-cell office:value-type="float" office:value="0" table:style-name="ce31">
            <text:p>0.00</text:p>
          </table:table-cell>
          <table:table-cell office:value-type="float" office:value="0.5" table:style-name="ce31">
            <text:p>0.50</text:p>
          </table:table-cell>
          <table:table-cell office:value-type="float" office:value="2" table:style-name="ce31">
            <text:p>2.00</text:p>
          </table:table-cell>
          <table:table-cell office:value-type="float" office:value="15" table:style-name="ce31">
            <text:p>15.00</text:p>
          </table:table-cell>
          <table:table-cell office:value-type="float" office:value="10" table:style-name="ce31">
            <text:p>10.00</text:p>
          </table:table-cell>
          <table:table-cell office:value-type="float" office:value="150" table:style-name="ce31">
            <text:p>150.00</text:p>
          </table:table-cell>
          <table:table-cell office:value-type="float" office:value="0.8" table:style-name="ce31">
            <text:p>0.80</text:p>
          </table:table-cell>
          <table:table-cell office:value-type="float" office:value="0.75" table:style-name="ce31">
            <text:p>0.75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32">
            <text:p>WRAITH_BLUE_LASER</text:p>
          </table:table-cell>
          <table:table-cell office:value-type="float" office:value="50" table:style-name="ce31">
            <text:p>50.00</text:p>
          </table:table-cell>
          <table:table-cell office:value-type="float" office:value="-50" table:style-name="ce31">
            <text:p>-50.00</text:p>
          </table:table-cell>
          <table:table-cell office:value-type="float" office:value="150" table:style-name="ce31">
            <text:p>150.00</text:p>
          </table:table-cell>
          <table:table-cell office:value-type="float" office:value="250" table:style-name="ce31">
            <text:p>250.00</text:p>
          </table:table-cell>
          <table:table-cell office:value-type="float" office:value="86.486486486486484" table:formula="of:=(([.D194]+[.E194])/2) / ((([.J194]+[.K194])/2+[.L194])/10) * [.N194]" table:style-name="ce16">
            <text:p>86.48648649</text:p>
          </table:table-cell>
          <table:table-cell office:value-type="float" office:value="1" table:style-name="ce31">
            <text:p>1.00</text:p>
          </table:table-cell>
          <table:table-cell office:value-type="float" office:value="0" table:style-name="ce31">
            <text:p>0.00</text:p>
          </table:table-cell>
          <table:table-cell office:value-type="float" office:value="0.5" table:style-name="ce31">
            <text:p>0.50</text:p>
          </table:table-cell>
          <table:table-cell office:value-type="float" office:value="2" table:style-name="ce31">
            <text:p>2.00</text:p>
          </table:table-cell>
          <table:table-cell office:value-type="float" office:value="15" table:style-name="ce31">
            <text:p>15.00</text:p>
          </table:table-cell>
          <table:table-cell office:value-type="float" office:value="10" table:style-name="ce31">
            <text:p>10.00</text:p>
          </table:table-cell>
          <table:table-cell office:value-type="float" office:value="150" table:style-name="ce31">
            <text:p>150.00</text:p>
          </table:table-cell>
          <table:table-cell office:value-type="float" office:value="0.8" table:style-name="ce31">
            <text:p>0.80</text:p>
          </table:table-cell>
          <table:table-cell office:value-type="float" office:value="0.75" table:style-name="ce31">
            <text:p>0.75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table:number-columns-repeated="16364" table:style-name="ce29"/>
        </table:table-row>
        <table:table-row table:style-name="ro3">
          <table:table-cell office:value-type="string" table:style-name="ce32">
            <text:p>WRAITH_YELLOW_LASER</text:p>
          </table:table-cell>
          <table:table-cell office:value-type="float" office:value="50" table:style-name="ce31">
            <text:p>50.00</text:p>
          </table:table-cell>
          <table:table-cell office:value-type="float" office:value="-50" table:style-name="ce31">
            <text:p>-50.00</text:p>
          </table:table-cell>
          <table:table-cell office:value-type="float" office:value="150" table:style-name="ce31">
            <text:p>150.00</text:p>
          </table:table-cell>
          <table:table-cell office:value-type="float" office:value="250" table:style-name="ce31">
            <text:p>250.00</text:p>
          </table:table-cell>
          <table:table-cell office:value-type="float" office:value="86.486486486486484" table:formula="of:=(([.D195]+[.E195])/2) / ((([.J195]+[.K195])/2+[.L195])/10) * [.N195]" table:style-name="ce16">
            <text:p>86.48648649</text:p>
          </table:table-cell>
          <table:table-cell office:value-type="float" office:value="1" table:style-name="ce31">
            <text:p>1.00</text:p>
          </table:table-cell>
          <table:table-cell office:value-type="float" office:value="0" table:style-name="ce31">
            <text:p>0.00</text:p>
          </table:table-cell>
          <table:table-cell office:value-type="float" office:value="0.5" table:style-name="ce31">
            <text:p>0.50</text:p>
          </table:table-cell>
          <table:table-cell office:value-type="float" office:value="2" table:style-name="ce31">
            <text:p>2.00</text:p>
          </table:table-cell>
          <table:table-cell office:value-type="float" office:value="15" table:style-name="ce31">
            <text:p>15.00</text:p>
          </table:table-cell>
          <table:table-cell office:value-type="float" office:value="10" table:style-name="ce31">
            <text:p>10.00</text:p>
          </table:table-cell>
          <table:table-cell office:value-type="float" office:value="150" table:style-name="ce31">
            <text:p>150.00</text:p>
          </table:table-cell>
          <table:table-cell office:value-type="float" office:value="0.8" table:style-name="ce31">
            <text:p>0.80</text:p>
          </table:table-cell>
          <table:table-cell office:value-type="float" office:value="0.75" table:style-name="ce31">
            <text:p>0.75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" table:style-name="ce31">
            <text:p>0.00</text:p>
          </table:table-cell>
          <table:table-cell table:number-columns-repeated="16364" table:style-name="ce29"/>
        </table:table-row>
        <table:table-row table:number-rows-repeated="3" table:style-name="ro1">
          <table:table-cell table:style-name="ce29"/>
          <table:table-cell table:number-columns-repeated="19" table:style-name="ce33"/>
          <table:table-cell table:number-columns-repeated="16364" table:style-name="ce29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>
      <number:year/>
      <number:text>-</number:text>
      <number:month number:style="long"/>
      <number:text>-</number:text>
      <number:day number:style="long"/>
    </number:date-style>
    <number:date-style style:name="N39" number:language="en" number:country="US">
      <number:month number:style="long"/>
      <number:text>.</number:text>
      <number:day number:style="long"/>
      <number:text>.</number:text>
      <number:year/>
    </number:date-style>
    <number:currency-style style:name="N4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simplyThat</dc:creator>
    <dc:date>2017-05-24T01:45:29Z</dc:date>
    <meta:editing-cycles>190</meta:editing-cycles>
    <meta:editing-duration>PT587432S</meta:editing-duration>
  </office:meta>
</office:document-meta>
</file>